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88cm"/>
    </style:style>
    <style:style style:name="ro1" style:family="table-row">
      <style:table-row-properties style:row-height="0.8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6strings" table:style-name="ta1">
        <table:table-column table:style-name="co1" table:default-cell-style-name="ce2"/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irstfinger</text:p>
          </table:table-cell>
          <table:table-cell table:style-name="ce1" office:value-type="string" calcext:value-type="string">
            <text:p>stringnumber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message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60/[.E2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30" office:value-type="float" office:value="30" calcext:value-type="float">
            <text:p>30</text:p>
          </table:table-cell>
          <table:table-cell table:style-name="ce3" table:formula="of:=60/[.E3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4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5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6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7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8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9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0]*1000*120" office:value-type="float" office:value="189473.684210526" calcext:value-type="float">
            <text:p>189473,68421052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1]*1000*120" office:value-type="float" office:value="189473.684210526" calcext:value-type="float">
            <text:p>189473,684210526</text:p>
          </table:table-cell>
          <table:table-cell table:style-name="ce3" office:value-type="string" calcext:value-type="string">
            <text:p>Você concluiu o tutorial!</text:p>
          </table:table-cell>
          <table:table-cell table:number-columns-repeated="1017"/>
        </table:table-row>
        <table:table-row table:style-name="ro2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beginn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1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2]" office:value-type="float" office:value="1" calcext:value-type="float">
            <text:p>1</text:p>
          </table:table-cell>
          <table:table-cell table:style-name="ce3" table:formula="of:=[.D12]" office:value-type="float" office:value="1" calcext:value-type="float">
            <text:p>1</text:p>
          </table:table-cell>
          <table:table-cell table:style-name="ce3" table:formula="of:=[.E12]+2" office:value-type="float" office:value="42" calcext:value-type="float">
            <text:p>42</text:p>
          </table:table-cell>
          <table:table-cell table:style-name="ce3" table:formula="of:=60/[.E1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3]+1" office:value-type="float" office:value="2" calcext:value-type="float">
            <text:p>2</text:p>
          </table:table-cell>
          <table:table-cell table:style-name="ce3" table:formula="of:=[.D13]" office:value-type="float" office:value="1" calcext:value-type="float">
            <text:p>1</text:p>
          </table:table-cell>
          <table:table-cell table:style-name="ce3" table:formula="of:=[.E13]" office:value-type="float" office:value="42" calcext:value-type="float">
            <text:p>42</text:p>
          </table:table-cell>
          <table:table-cell table:style-name="ce3" table:formula="of:=60/[.E1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4]" office:value-type="float" office:value="2" calcext:value-type="float">
            <text:p>2</text:p>
          </table:table-cell>
          <table:table-cell table:style-name="ce3" table:formula="of:=[.D14]" office:value-type="float" office:value="1" calcext:value-type="float">
            <text:p>1</text:p>
          </table:table-cell>
          <table:table-cell table:style-name="ce3" table:formula="of:=[.E14]+2" office:value-type="float" office:value="44" calcext:value-type="float">
            <text:p>44</text:p>
          </table:table-cell>
          <table:table-cell table:style-name="ce3" table:formula="of:=60/[.E1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5]+1" office:value-type="float" office:value="3" calcext:value-type="float">
            <text:p>3</text:p>
          </table:table-cell>
          <table:table-cell table:style-name="ce3" table:formula="of:=[.D15]" office:value-type="float" office:value="1" calcext:value-type="float">
            <text:p>1</text:p>
          </table:table-cell>
          <table:table-cell table:style-name="ce3" table:formula="of:=[.E15]" office:value-type="float" office:value="44" calcext:value-type="float">
            <text:p>44</text:p>
          </table:table-cell>
          <table:table-cell table:style-name="ce3" table:formula="of:=60/[.E1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6]" office:value-type="float" office:value="3" calcext:value-type="float">
            <text:p>3</text:p>
          </table:table-cell>
          <table:table-cell table:style-name="ce3" table:formula="of:=[.D16]" office:value-type="float" office:value="1" calcext:value-type="float">
            <text:p>1</text:p>
          </table:table-cell>
          <table:table-cell table:style-name="ce3" table:formula="of:=[.E16]+2" office:value-type="float" office:value="46" calcext:value-type="float">
            <text:p>46</text:p>
          </table:table-cell>
          <table:table-cell table:style-name="ce3" table:formula="of:=60/[.E1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7]+1" office:value-type="float" office:value="4" calcext:value-type="float">
            <text:p>4</text:p>
          </table:table-cell>
          <table:table-cell table:style-name="ce3" table:formula="of:=[.D17]" office:value-type="float" office:value="1" calcext:value-type="float">
            <text:p>1</text:p>
          </table:table-cell>
          <table:table-cell table:style-name="ce3" table:formula="of:=[.E17]" office:value-type="float" office:value="46" calcext:value-type="float">
            <text:p>46</text:p>
          </table:table-cell>
          <table:table-cell table:style-name="ce3" table:formula="of:=60/[.E1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8]" office:value-type="float" office:value="4" calcext:value-type="float">
            <text:p>4</text:p>
          </table:table-cell>
          <table:table-cell table:style-name="ce3" table:formula="of:=[.D18]" office:value-type="float" office:value="1" calcext:value-type="float">
            <text:p>1</text:p>
          </table:table-cell>
          <table:table-cell table:style-name="ce3" table:formula="of:=[.E18]+2" office:value-type="float" office:value="48" calcext:value-type="float">
            <text:p>48</text:p>
          </table:table-cell>
          <table:table-cell table:style-name="ce3" table:formula="of:=60/[.E1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os os dedos. Agora vamos tentar o mesmo com outras cordas!</text:p>
          </table:table-cell>
          <table:table-cell table:number-columns-repeated="1017"/>
        </table:table-row>
        <table:table-row table:style-name="ro2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9]+1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0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0]" office:value-type="float" office:value="1" calcext:value-type="float">
            <text:p>1</text:p>
          </table:table-cell>
          <table:table-cell table:style-name="ce3" table:formula="of:=[.D20]" office:value-type="float" office:value="2" calcext:value-type="float">
            <text:p>2</text:p>
          </table:table-cell>
          <table:table-cell table:style-name="ce3" table:formula="of:=[.E20]+2" office:value-type="float" office:value="42" calcext:value-type="float">
            <text:p>42</text:p>
          </table:table-cell>
          <table:table-cell table:style-name="ce3" table:formula="of:=60/[.E21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1]+1" office:value-type="float" office:value="2" calcext:value-type="float">
            <text:p>2</text:p>
          </table:table-cell>
          <table:table-cell table:style-name="ce3" table:formula="of:=[.D21]" office:value-type="float" office:value="2" calcext:value-type="float">
            <text:p>2</text:p>
          </table:table-cell>
          <table:table-cell table:style-name="ce3" table:formula="of:=[.E21]" office:value-type="float" office:value="42" calcext:value-type="float">
            <text:p>42</text:p>
          </table:table-cell>
          <table:table-cell table:style-name="ce3" table:formula="of:=60/[.E22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2]" office:value-type="float" office:value="2" calcext:value-type="float">
            <text:p>2</text:p>
          </table:table-cell>
          <table:table-cell table:style-name="ce3" table:formula="of:=[.D22]" office:value-type="float" office:value="2" calcext:value-type="float">
            <text:p>2</text:p>
          </table:table-cell>
          <table:table-cell table:style-name="ce3" table:formula="of:=[.E22]+2" office:value-type="float" office:value="44" calcext:value-type="float">
            <text:p>44</text:p>
          </table:table-cell>
          <table:table-cell table:style-name="ce3" table:formula="of:=60/[.E23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3]+1" office:value-type="float" office:value="3" calcext:value-type="float">
            <text:p>3</text:p>
          </table:table-cell>
          <table:table-cell table:style-name="ce3" table:formula="of:=[.D23]" office:value-type="float" office:value="2" calcext:value-type="float">
            <text:p>2</text:p>
          </table:table-cell>
          <table:table-cell table:style-name="ce3" table:formula="of:=[.E23]" office:value-type="float" office:value="44" calcext:value-type="float">
            <text:p>44</text:p>
          </table:table-cell>
          <table:table-cell table:style-name="ce3" table:formula="of:=60/[.E24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4]" office:value-type="float" office:value="3" calcext:value-type="float">
            <text:p>3</text:p>
          </table:table-cell>
          <table:table-cell table:style-name="ce3" table:formula="of:=[.D24]" office:value-type="float" office:value="2" calcext:value-type="float">
            <text:p>2</text:p>
          </table:table-cell>
          <table:table-cell table:style-name="ce3" table:formula="of:=[.E24]+2" office:value-type="float" office:value="46" calcext:value-type="float">
            <text:p>46</text:p>
          </table:table-cell>
          <table:table-cell table:style-name="ce3" table:formula="of:=60/[.E25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5]+1" office:value-type="float" office:value="4" calcext:value-type="float">
            <text:p>4</text:p>
          </table:table-cell>
          <table:table-cell table:style-name="ce3" table:formula="of:=[.D25]" office:value-type="float" office:value="2" calcext:value-type="float">
            <text:p>2</text:p>
          </table:table-cell>
          <table:table-cell table:style-name="ce3" table:formula="of:=[.E25]" office:value-type="float" office:value="46" calcext:value-type="float">
            <text:p>46</text:p>
          </table:table-cell>
          <table:table-cell table:style-name="ce3" table:formula="of:=60/[.E26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6]+1" office:value-type="float" office:value="26" calcext:value-type="float">
            <text:p>26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6]" office:value-type="float" office:value="4" calcext:value-type="float">
            <text:p>4</text:p>
          </table:table-cell>
          <table:table-cell table:style-name="ce3" table:formula="of:=[.D26]" office:value-type="float" office:value="2" calcext:value-type="float">
            <text:p>2</text:p>
          </table:table-cell>
          <table:table-cell table:style-name="ce3" table:formula="of:=[.E26]+2" office:value-type="float" office:value="48" calcext:value-type="float">
            <text:p>48</text:p>
          </table:table-cell>
          <table:table-cell table:style-name="ce3" table:formula="of:=60/[.E27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" table:formula="of:=[.A27]+1" office:value-type="float" office:value="27" calcext:value-type="float">
            <text:p>27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27]+1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8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8]+1" office:value-type="float" office:value="28" calcext:value-type="float">
            <text:p>28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8]" office:value-type="float" office:value="1" calcext:value-type="float">
            <text:p>1</text:p>
          </table:table-cell>
          <table:table-cell table:style-name="ce3" table:formula="of:=[.D28]" office:value-type="float" office:value="3" calcext:value-type="float">
            <text:p>3</text:p>
          </table:table-cell>
          <table:table-cell table:style-name="ce3" table:formula="of:=[.E28]+2" office:value-type="float" office:value="42" calcext:value-type="float">
            <text:p>42</text:p>
          </table:table-cell>
          <table:table-cell table:style-name="ce3" table:formula="of:=60/[.E29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9]+1" office:value-type="float" office:value="29" calcext:value-type="float">
            <text:p>29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9]+1" office:value-type="float" office:value="2" calcext:value-type="float">
            <text:p>2</text:p>
          </table:table-cell>
          <table:table-cell table:style-name="ce3" table:formula="of:=[.D29]" office:value-type="float" office:value="3" calcext:value-type="float">
            <text:p>3</text:p>
          </table:table-cell>
          <table:table-cell table:style-name="ce3" table:formula="of:=[.E29]" office:value-type="float" office:value="42" calcext:value-type="float">
            <text:p>42</text:p>
          </table:table-cell>
          <table:table-cell table:style-name="ce3" table:formula="of:=60/[.E30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0]+1" office:value-type="float" office:value="30" calcext:value-type="float">
            <text:p>3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0]" office:value-type="float" office:value="2" calcext:value-type="float">
            <text:p>2</text:p>
          </table:table-cell>
          <table:table-cell table:style-name="ce3" table:formula="of:=[.D30]" office:value-type="float" office:value="3" calcext:value-type="float">
            <text:p>3</text:p>
          </table:table-cell>
          <table:table-cell table:style-name="ce3" table:formula="of:=[.E30]+2" office:value-type="float" office:value="44" calcext:value-type="float">
            <text:p>44</text:p>
          </table:table-cell>
          <table:table-cell table:style-name="ce3" table:formula="of:=60/[.E31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1]+1" office:value-type="float" office:value="3" calcext:value-type="float">
            <text:p>3</text:p>
          </table:table-cell>
          <table:table-cell table:style-name="ce3" table:formula="of:=[.D31]" office:value-type="float" office:value="3" calcext:value-type="float">
            <text:p>3</text:p>
          </table:table-cell>
          <table:table-cell table:style-name="ce3" table:formula="of:=[.E31]" office:value-type="float" office:value="44" calcext:value-type="float">
            <text:p>44</text:p>
          </table:table-cell>
          <table:table-cell table:style-name="ce3" table:formula="of:=60/[.E32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2]" office:value-type="float" office:value="3" calcext:value-type="float">
            <text:p>3</text:p>
          </table:table-cell>
          <table:table-cell table:style-name="ce3" table:formula="of:=[.D32]" office:value-type="float" office:value="3" calcext:value-type="float">
            <text:p>3</text:p>
          </table:table-cell>
          <table:table-cell table:style-name="ce3" table:formula="of:=[.E32]+2" office:value-type="float" office:value="46" calcext:value-type="float">
            <text:p>46</text:p>
          </table:table-cell>
          <table:table-cell table:style-name="ce3" table:formula="of:=60/[.E33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3]+1" office:value-type="float" office:value="33" calcext:value-type="float">
            <text:p>3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3]+1" office:value-type="float" office:value="4" calcext:value-type="float">
            <text:p>4</text:p>
          </table:table-cell>
          <table:table-cell table:style-name="ce3" table:formula="of:=[.D33]" office:value-type="float" office:value="3" calcext:value-type="float">
            <text:p>3</text:p>
          </table:table-cell>
          <table:table-cell table:style-name="ce3" table:formula="of:=[.E33]" office:value-type="float" office:value="46" calcext:value-type="float">
            <text:p>46</text:p>
          </table:table-cell>
          <table:table-cell table:style-name="ce3" table:formula="of:=60/[.E34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4]" office:value-type="float" office:value="4" calcext:value-type="float">
            <text:p>4</text:p>
          </table:table-cell>
          <table:table-cell table:style-name="ce3" table:formula="of:=[.D34]" office:value-type="float" office:value="3" calcext:value-type="float">
            <text:p>3</text:p>
          </table:table-cell>
          <table:table-cell table:style-name="ce3" table:formula="of:=[.E34]+2" office:value-type="float" office:value="48" calcext:value-type="float">
            <text:p>48</text:p>
          </table:table-cell>
          <table:table-cell table:style-name="ce3" table:formula="of:=60/[.E35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terceira corda!</text:p>
          </table:table-cell>
          <table:table-cell table:number-columns-repeated="1017"/>
        </table:table-row>
        <table:table-row table:style-name="ro2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35]+1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36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6]+1" office:value-type="float" office:value="36" calcext:value-type="float">
            <text:p>3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6]" office:value-type="float" office:value="1" calcext:value-type="float">
            <text:p>1</text:p>
          </table:table-cell>
          <table:table-cell table:style-name="ce3" table:formula="of:=[.D36]" office:value-type="float" office:value="4" calcext:value-type="float">
            <text:p>4</text:p>
          </table:table-cell>
          <table:table-cell table:style-name="ce3" table:formula="of:=[.E36]+2" office:value-type="float" office:value="42" calcext:value-type="float">
            <text:p>42</text:p>
          </table:table-cell>
          <table:table-cell table:style-name="ce3" table:formula="of:=60/[.E37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7]+1" office:value-type="float" office:value="37" calcext:value-type="float">
            <text:p>3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7]+1" office:value-type="float" office:value="2" calcext:value-type="float">
            <text:p>2</text:p>
          </table:table-cell>
          <table:table-cell table:style-name="ce3" table:formula="of:=[.D37]" office:value-type="float" office:value="4" calcext:value-type="float">
            <text:p>4</text:p>
          </table:table-cell>
          <table:table-cell table:style-name="ce3" table:formula="of:=[.E37]" office:value-type="float" office:value="42" calcext:value-type="float">
            <text:p>42</text:p>
          </table:table-cell>
          <table:table-cell table:style-name="ce3" table:formula="of:=60/[.E38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8]+1" office:value-type="float" office:value="38" calcext:value-type="float">
            <text:p>3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8]" office:value-type="float" office:value="2" calcext:value-type="float">
            <text:p>2</text:p>
          </table:table-cell>
          <table:table-cell table:style-name="ce3" table:formula="of:=[.D38]" office:value-type="float" office:value="4" calcext:value-type="float">
            <text:p>4</text:p>
          </table:table-cell>
          <table:table-cell table:style-name="ce3" table:formula="of:=[.E38]+2" office:value-type="float" office:value="44" calcext:value-type="float">
            <text:p>44</text:p>
          </table:table-cell>
          <table:table-cell table:style-name="ce3" table:formula="of:=60/[.E39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9]+1" office:value-type="float" office:value="39" calcext:value-type="float">
            <text:p>3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9]+1" office:value-type="float" office:value="3" calcext:value-type="float">
            <text:p>3</text:p>
          </table:table-cell>
          <table:table-cell table:style-name="ce3" table:formula="of:=[.D39]" office:value-type="float" office:value="4" calcext:value-type="float">
            <text:p>4</text:p>
          </table:table-cell>
          <table:table-cell table:style-name="ce3" table:formula="of:=[.E39]" office:value-type="float" office:value="44" calcext:value-type="float">
            <text:p>44</text:p>
          </table:table-cell>
          <table:table-cell table:style-name="ce3" table:formula="of:=60/[.E40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0]" office:value-type="float" office:value="3" calcext:value-type="float">
            <text:p>3</text:p>
          </table:table-cell>
          <table:table-cell table:style-name="ce3" table:formula="of:=[.D40]" office:value-type="float" office:value="4" calcext:value-type="float">
            <text:p>4</text:p>
          </table:table-cell>
          <table:table-cell table:style-name="ce3" table:formula="of:=[.E40]+2" office:value-type="float" office:value="46" calcext:value-type="float">
            <text:p>46</text:p>
          </table:table-cell>
          <table:table-cell table:style-name="ce3" table:formula="of:=60/[.E41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1]+1" office:value-type="float" office:value="4" calcext:value-type="float">
            <text:p>4</text:p>
          </table:table-cell>
          <table:table-cell table:style-name="ce3" table:formula="of:=[.D41]" office:value-type="float" office:value="4" calcext:value-type="float">
            <text:p>4</text:p>
          </table:table-cell>
          <table:table-cell table:style-name="ce3" table:formula="of:=[.E41]" office:value-type="float" office:value="46" calcext:value-type="float">
            <text:p>46</text:p>
          </table:table-cell>
          <table:table-cell table:style-name="ce3" table:formula="of:=60/[.E42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2]" office:value-type="float" office:value="4" calcext:value-type="float">
            <text:p>4</text:p>
          </table:table-cell>
          <table:table-cell table:style-name="ce3" table:formula="of:=[.D42]" office:value-type="float" office:value="4" calcext:value-type="float">
            <text:p>4</text:p>
          </table:table-cell>
          <table:table-cell table:style-name="ce3" table:formula="of:=[.E42]+2" office:value-type="float" office:value="48" calcext:value-type="float">
            <text:p>48</text:p>
          </table:table-cell>
          <table:table-cell table:style-name="ce3" table:formula="of:=60/[.E43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quarta corda!</text:p>
          </table:table-cell>
          <table:table-cell table:number-columns-repeated="1017"/>
        </table:table-row>
        <table:table-row table:style-name="ro2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43]+1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44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4]" office:value-type="float" office:value="1" calcext:value-type="float">
            <text:p>1</text:p>
          </table:table-cell>
          <table:table-cell table:style-name="ce3" table:formula="of:=[.D44]" office:value-type="float" office:value="5" calcext:value-type="float">
            <text:p>5</text:p>
          </table:table-cell>
          <table:table-cell table:style-name="ce3" table:formula="of:=[.E44]+2" office:value-type="float" office:value="42" calcext:value-type="float">
            <text:p>42</text:p>
          </table:table-cell>
          <table:table-cell table:style-name="ce3" table:formula="of:=60/[.E45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5]+1" office:value-type="float" office:value="45" calcext:value-type="float">
            <text:p>4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5]+1" office:value-type="float" office:value="2" calcext:value-type="float">
            <text:p>2</text:p>
          </table:table-cell>
          <table:table-cell table:style-name="ce3" table:formula="of:=[.D45]" office:value-type="float" office:value="5" calcext:value-type="float">
            <text:p>5</text:p>
          </table:table-cell>
          <table:table-cell table:style-name="ce3" table:formula="of:=[.E45]" office:value-type="float" office:value="42" calcext:value-type="float">
            <text:p>42</text:p>
          </table:table-cell>
          <table:table-cell table:style-name="ce3" table:formula="of:=60/[.E46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6]+1" office:value-type="float" office:value="46" calcext:value-type="float">
            <text:p>4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6]" office:value-type="float" office:value="2" calcext:value-type="float">
            <text:p>2</text:p>
          </table:table-cell>
          <table:table-cell table:style-name="ce3" table:formula="of:=[.D46]" office:value-type="float" office:value="5" calcext:value-type="float">
            <text:p>5</text:p>
          </table:table-cell>
          <table:table-cell table:style-name="ce3" table:formula="of:=[.E46]+2" office:value-type="float" office:value="44" calcext:value-type="float">
            <text:p>44</text:p>
          </table:table-cell>
          <table:table-cell table:style-name="ce3" table:formula="of:=60/[.E47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7]+1" office:value-type="float" office:value="47" calcext:value-type="float">
            <text:p>4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7]+1" office:value-type="float" office:value="3" calcext:value-type="float">
            <text:p>3</text:p>
          </table:table-cell>
          <table:table-cell table:style-name="ce3" table:formula="of:=[.D47]" office:value-type="float" office:value="5" calcext:value-type="float">
            <text:p>5</text:p>
          </table:table-cell>
          <table:table-cell table:style-name="ce3" table:formula="of:=[.E47]" office:value-type="float" office:value="44" calcext:value-type="float">
            <text:p>44</text:p>
          </table:table-cell>
          <table:table-cell table:style-name="ce3" table:formula="of:=60/[.E48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8]+1" office:value-type="float" office:value="48" calcext:value-type="float">
            <text:p>4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8]" office:value-type="float" office:value="3" calcext:value-type="float">
            <text:p>3</text:p>
          </table:table-cell>
          <table:table-cell table:style-name="ce3" table:formula="of:=[.D48]" office:value-type="float" office:value="5" calcext:value-type="float">
            <text:p>5</text:p>
          </table:table-cell>
          <table:table-cell table:style-name="ce3" table:formula="of:=[.E48]+2" office:value-type="float" office:value="46" calcext:value-type="float">
            <text:p>46</text:p>
          </table:table-cell>
          <table:table-cell table:style-name="ce3" table:formula="of:=60/[.E49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9]+1" office:value-type="float" office:value="4" calcext:value-type="float">
            <text:p>4</text:p>
          </table:table-cell>
          <table:table-cell table:style-name="ce3" table:formula="of:=[.D49]" office:value-type="float" office:value="5" calcext:value-type="float">
            <text:p>5</text:p>
          </table:table-cell>
          <table:table-cell table:style-name="ce3" table:formula="of:=[.E49]" office:value-type="float" office:value="46" calcext:value-type="float">
            <text:p>46</text:p>
          </table:table-cell>
          <table:table-cell table:style-name="ce3" table:formula="of:=60/[.E50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0]+1" office:value-type="float" office:value="50" calcext:value-type="float">
            <text:p>5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0]" office:value-type="float" office:value="4" calcext:value-type="float">
            <text:p>4</text:p>
          </table:table-cell>
          <table:table-cell table:style-name="ce3" table:formula="of:=[.D50]" office:value-type="float" office:value="5" calcext:value-type="float">
            <text:p>5</text:p>
          </table:table-cell>
          <table:table-cell table:style-name="ce3" table:formula="of:=[.E50]+2" office:value-type="float" office:value="48" calcext:value-type="float">
            <text:p>48</text:p>
          </table:table-cell>
          <table:table-cell table:style-name="ce3" table:formula="of:=60/[.E51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quinta corda!</text:p>
          </table:table-cell>
          <table:table-cell table:number-columns-repeated="1017"/>
        </table:table-row>
        <table:table-row table:style-name="ro2">
          <table:table-cell table:style-name="ce1" table:formula="of:=[.A51]+1" office:value-type="float" office:value="51" calcext:value-type="float">
            <text:p>5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51]+1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5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2]+1" office:value-type="float" office:value="52" calcext:value-type="float">
            <text:p>5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2]" office:value-type="float" office:value="1" calcext:value-type="float">
            <text:p>1</text:p>
          </table:table-cell>
          <table:table-cell table:style-name="ce3" table:formula="of:=[.D52]" office:value-type="float" office:value="6" calcext:value-type="float">
            <text:p>6</text:p>
          </table:table-cell>
          <table:table-cell table:style-name="ce3" table:formula="of:=[.E52]+2" office:value-type="float" office:value="42" calcext:value-type="float">
            <text:p>42</text:p>
          </table:table-cell>
          <table:table-cell table:style-name="ce3" table:formula="of:=60/[.E5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3]+1" office:value-type="float" office:value="53" calcext:value-type="float">
            <text:p>53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3]+1" office:value-type="float" office:value="2" calcext:value-type="float">
            <text:p>2</text:p>
          </table:table-cell>
          <table:table-cell table:style-name="ce3" table:formula="of:=[.D53]" office:value-type="float" office:value="6" calcext:value-type="float">
            <text:p>6</text:p>
          </table:table-cell>
          <table:table-cell table:style-name="ce3" table:formula="of:=[.E53]" office:value-type="float" office:value="42" calcext:value-type="float">
            <text:p>42</text:p>
          </table:table-cell>
          <table:table-cell table:style-name="ce3" table:formula="of:=60/[.E5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4]+1" office:value-type="float" office:value="54" calcext:value-type="float">
            <text:p>5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4]" office:value-type="float" office:value="2" calcext:value-type="float">
            <text:p>2</text:p>
          </table:table-cell>
          <table:table-cell table:style-name="ce3" table:formula="of:=[.D54]" office:value-type="float" office:value="6" calcext:value-type="float">
            <text:p>6</text:p>
          </table:table-cell>
          <table:table-cell table:style-name="ce3" table:formula="of:=[.E54]+2" office:value-type="float" office:value="44" calcext:value-type="float">
            <text:p>44</text:p>
          </table:table-cell>
          <table:table-cell table:style-name="ce3" table:formula="of:=60/[.E5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5]+1" office:value-type="float" office:value="55" calcext:value-type="float">
            <text:p>5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5]+1" office:value-type="float" office:value="3" calcext:value-type="float">
            <text:p>3</text:p>
          </table:table-cell>
          <table:table-cell table:style-name="ce3" table:formula="of:=[.D55]" office:value-type="float" office:value="6" calcext:value-type="float">
            <text:p>6</text:p>
          </table:table-cell>
          <table:table-cell table:style-name="ce3" table:formula="of:=[.E55]" office:value-type="float" office:value="44" calcext:value-type="float">
            <text:p>44</text:p>
          </table:table-cell>
          <table:table-cell table:style-name="ce3" table:formula="of:=60/[.E5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6]+1" office:value-type="float" office:value="56" calcext:value-type="float">
            <text:p>5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6]" office:value-type="float" office:value="3" calcext:value-type="float">
            <text:p>3</text:p>
          </table:table-cell>
          <table:table-cell table:style-name="ce3" table:formula="of:=[.D56]" office:value-type="float" office:value="6" calcext:value-type="float">
            <text:p>6</text:p>
          </table:table-cell>
          <table:table-cell table:style-name="ce3" table:formula="of:=[.E56]+2" office:value-type="float" office:value="46" calcext:value-type="float">
            <text:p>46</text:p>
          </table:table-cell>
          <table:table-cell table:style-name="ce3" table:formula="of:=60/[.E5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7]+1" office:value-type="float" office:value="57" calcext:value-type="float">
            <text:p>5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7]+1" office:value-type="float" office:value="4" calcext:value-type="float">
            <text:p>4</text:p>
          </table:table-cell>
          <table:table-cell table:style-name="ce3" table:formula="of:=[.D57]" office:value-type="float" office:value="6" calcext:value-type="float">
            <text:p>6</text:p>
          </table:table-cell>
          <table:table-cell table:style-name="ce3" table:formula="of:=[.E57]" office:value-type="float" office:value="46" calcext:value-type="float">
            <text:p>46</text:p>
          </table:table-cell>
          <table:table-cell table:style-name="ce3" table:formula="of:=60/[.E5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8]" office:value-type="float" office:value="4" calcext:value-type="float">
            <text:p>4</text:p>
          </table:table-cell>
          <table:table-cell table:style-name="ce3" table:formula="of:=[.D58]" office:value-type="float" office:value="6" calcext:value-type="float">
            <text:p>6</text:p>
          </table:table-cell>
          <table:table-cell table:style-name="ce3" table:formula="of:=[.E58]+2" office:value-type="float" office:value="48" calcext:value-type="float">
            <text:p>48</text:p>
          </table:table-cell>
          <table:table-cell table:style-name="ce3" table:formula="of:=60/[.E5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as as cordas! Que tal dar uma acelerada?</text:p>
          </table:table-cell>
          <table:table-cell table:number-columns-repeated="1017"/>
        </table:table-row>
        <table:table-row table:style-name="ro2">
          <table:table-cell table:style-name="ce1" table:formula="of:=[.A59]+1" office:value-type="float" office:value="59" calcext:value-type="float">
            <text:p>59</text:p>
          </table:table-cell>
          <table:table-cell table:style-name="ce3" office:value-type="string" calcext:value-type="string">
            <text:p>b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60/[.E60]*1000*120" office:value-type="float" office:value="144000" calcext:value-type="float">
            <text:p>144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0]+1" office:value-type="float" office:value="60" calcext:value-type="float">
            <text:p>6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0]+1" office:value-type="float" office:value="2" calcext:value-type="float">
            <text:p>2</text:p>
          </table:table-cell>
          <table:table-cell table:style-name="ce3" table:formula="of:=[.D60]" office:value-type="float" office:value="1" calcext:value-type="float">
            <text:p>1</text:p>
          </table:table-cell>
          <table:table-cell table:style-name="ce3" table:formula="of:=[.E60]+2" office:value-type="float" office:value="52" calcext:value-type="float">
            <text:p>52</text:p>
          </table:table-cell>
          <table:table-cell table:style-name="ce3" table:formula="of:=60/[.E61]*1000*120" office:value-type="float" office:value="138461.538461538" calcext:value-type="float">
            <text:p>138461,53846153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1]+1" office:value-type="float" office:value="61" calcext:value-type="float">
            <text:p>6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1]+1" office:value-type="float" office:value="3" calcext:value-type="float">
            <text:p>3</text:p>
          </table:table-cell>
          <table:table-cell table:style-name="ce3" table:formula="of:=[.D61]" office:value-type="float" office:value="1" calcext:value-type="float">
            <text:p>1</text:p>
          </table:table-cell>
          <table:table-cell table:style-name="ce3" table:formula="of:=[.E61]+2" office:value-type="float" office:value="54" calcext:value-type="float">
            <text:p>54</text:p>
          </table:table-cell>
          <table:table-cell table:style-name="ce3" table:formula="of:=60/[.E62]*1000*120" office:value-type="float" office:value="133333.333333333" calcext:value-type="float">
            <text:p>133333,33333333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2]+1" office:value-type="float" office:value="62" calcext:value-type="float">
            <text:p>6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2]+1" office:value-type="float" office:value="4" calcext:value-type="float">
            <text:p>4</text:p>
          </table:table-cell>
          <table:table-cell table:style-name="ce3" table:formula="of:=[.D62]" office:value-type="float" office:value="1" calcext:value-type="float">
            <text:p>1</text:p>
          </table:table-cell>
          <table:table-cell table:style-name="ce3" table:formula="of:=[.E62]+2" office:value-type="float" office:value="56" calcext:value-type="float">
            <text:p>56</text:p>
          </table:table-cell>
          <table:table-cell table:style-name="ce3" table:formula="of:=60/[.E63]*1000*120" office:value-type="float" office:value="128571.428571429" calcext:value-type="float">
            <text:p>128571,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3]+1" office:value-type="float" office:value="63" calcext:value-type="float">
            <text:p>63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3]+1" office:value-type="float" office:value="2" calcext:value-type="float">
            <text:p>2</text:p>
          </table:table-cell>
          <table:table-cell table:style-name="ce3" table:formula="of:=[.E63]+2" office:value-type="float" office:value="58" calcext:value-type="float">
            <text:p>58</text:p>
          </table:table-cell>
          <table:table-cell table:style-name="ce3" table:formula="of:=60/[.E64]*1000*120" office:value-type="float" office:value="124137.931034483" calcext:value-type="float">
            <text:p>124137,9310344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4]+1" office:value-type="float" office:value="64" calcext:value-type="float">
            <text:p>6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4]+1" office:value-type="float" office:value="2" calcext:value-type="float">
            <text:p>2</text:p>
          </table:table-cell>
          <table:table-cell table:style-name="ce3" table:formula="of:=[.D64]" office:value-type="float" office:value="2" calcext:value-type="float">
            <text:p>2</text:p>
          </table:table-cell>
          <table:table-cell table:style-name="ce3" table:formula="of:=[.E64]+2" office:value-type="float" office:value="60" calcext:value-type="float">
            <text:p>60</text:p>
          </table:table-cell>
          <table:table-cell table:style-name="ce3" table:formula="of:=60/[.E6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5]+1" office:value-type="float" office:value="65" calcext:value-type="float">
            <text:p>65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5]+1" office:value-type="float" office:value="3" calcext:value-type="float">
            <text:p>3</text:p>
          </table:table-cell>
          <table:table-cell table:style-name="ce3" table:formula="of:=[.D65]" office:value-type="float" office:value="2" calcext:value-type="float">
            <text:p>2</text:p>
          </table:table-cell>
          <table:table-cell table:style-name="ce3" table:formula="of:=[.E65]+2" office:value-type="float" office:value="62" calcext:value-type="float">
            <text:p>62</text:p>
          </table:table-cell>
          <table:table-cell table:style-name="ce3" table:formula="of:=60/[.E66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6]+1" office:value-type="float" office:value="66" calcext:value-type="float">
            <text:p>6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6]+1" office:value-type="float" office:value="4" calcext:value-type="float">
            <text:p>4</text:p>
          </table:table-cell>
          <table:table-cell table:style-name="ce3" table:formula="of:=[.D66]" office:value-type="float" office:value="2" calcext:value-type="float">
            <text:p>2</text:p>
          </table:table-cell>
          <table:table-cell table:style-name="ce3" table:formula="of:=[.E66]+2" office:value-type="float" office:value="64" calcext:value-type="float">
            <text:p>64</text:p>
          </table:table-cell>
          <table:table-cell table:style-name="ce3" table:formula="of:=60/[.E67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7]+1" office:value-type="float" office:value="67" calcext:value-type="float">
            <text:p>67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7]+1" office:value-type="float" office:value="3" calcext:value-type="float">
            <text:p>3</text:p>
          </table:table-cell>
          <table:table-cell table:style-name="ce3" table:formula="of:=[.E67]+2" office:value-type="float" office:value="66" calcext:value-type="float">
            <text:p>66</text:p>
          </table:table-cell>
          <table:table-cell table:style-name="ce3" table:formula="of:=60/[.E68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8]+1" office:value-type="float" office:value="68" calcext:value-type="float">
            <text:p>6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8]+1" office:value-type="float" office:value="2" calcext:value-type="float">
            <text:p>2</text:p>
          </table:table-cell>
          <table:table-cell table:style-name="ce3" table:formula="of:=[.D68]" office:value-type="float" office:value="3" calcext:value-type="float">
            <text:p>3</text:p>
          </table:table-cell>
          <table:table-cell table:style-name="ce3" table:formula="of:=[.E68]+2" office:value-type="float" office:value="68" calcext:value-type="float">
            <text:p>68</text:p>
          </table:table-cell>
          <table:table-cell table:style-name="ce3" table:formula="of:=60/[.E69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9]+1" office:value-type="float" office:value="69" calcext:value-type="float">
            <text:p>69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9]+1" office:value-type="float" office:value="3" calcext:value-type="float">
            <text:p>3</text:p>
          </table:table-cell>
          <table:table-cell table:style-name="ce3" table:formula="of:=[.D69]" office:value-type="float" office:value="3" calcext:value-type="float">
            <text:p>3</text:p>
          </table:table-cell>
          <table:table-cell table:style-name="ce3" table:formula="of:=[.E69]+2" office:value-type="float" office:value="70" calcext:value-type="float">
            <text:p>70</text:p>
          </table:table-cell>
          <table:table-cell table:style-name="ce3" table:formula="of:=60/[.E70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0]+1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0]+1" office:value-type="float" office:value="4" calcext:value-type="float">
            <text:p>4</text:p>
          </table:table-cell>
          <table:table-cell table:style-name="ce3" table:formula="of:=[.D70]" office:value-type="float" office:value="3" calcext:value-type="float">
            <text:p>3</text:p>
          </table:table-cell>
          <table:table-cell table:style-name="ce3" table:formula="of:=[.E70]+2" office:value-type="float" office:value="72" calcext:value-type="float">
            <text:p>72</text:p>
          </table:table-cell>
          <table:table-cell table:style-name="ce3" table:formula="of:=60/[.E71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1]+1" office:value-type="float" office:value="71" calcext:value-type="float">
            <text:p>7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1]+1" office:value-type="float" office:value="4" calcext:value-type="float">
            <text:p>4</text:p>
          </table:table-cell>
          <table:table-cell table:style-name="ce3" table:formula="of:=[.E71]+2" office:value-type="float" office:value="74" calcext:value-type="float">
            <text:p>74</text:p>
          </table:table-cell>
          <table:table-cell table:style-name="ce3" table:formula="of:=60/[.E72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2]+1" office:value-type="float" office:value="72" calcext:value-type="float">
            <text:p>7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2]+1" office:value-type="float" office:value="2" calcext:value-type="float">
            <text:p>2</text:p>
          </table:table-cell>
          <table:table-cell table:style-name="ce3" table:formula="of:=[.D72]" office:value-type="float" office:value="4" calcext:value-type="float">
            <text:p>4</text:p>
          </table:table-cell>
          <table:table-cell table:style-name="ce3" table:formula="of:=[.E72]+2" office:value-type="float" office:value="76" calcext:value-type="float">
            <text:p>76</text:p>
          </table:table-cell>
          <table:table-cell table:style-name="ce3" table:formula="of:=60/[.E73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3]+1" office:value-type="float" office:value="73" calcext:value-type="float">
            <text:p>73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3]+1" office:value-type="float" office:value="3" calcext:value-type="float">
            <text:p>3</text:p>
          </table:table-cell>
          <table:table-cell table:style-name="ce3" table:formula="of:=[.D73]" office:value-type="float" office:value="4" calcext:value-type="float">
            <text:p>4</text:p>
          </table:table-cell>
          <table:table-cell table:style-name="ce3" table:formula="of:=[.E73]+2" office:value-type="float" office:value="78" calcext:value-type="float">
            <text:p>78</text:p>
          </table:table-cell>
          <table:table-cell table:style-name="ce3" table:formula="of:=60/[.E74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4]+1" office:value-type="float" office:value="74" calcext:value-type="float">
            <text:p>7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4]+1" office:value-type="float" office:value="4" calcext:value-type="float">
            <text:p>4</text:p>
          </table:table-cell>
          <table:table-cell table:style-name="ce3" table:formula="of:=[.D74]" office:value-type="float" office:value="4" calcext:value-type="float">
            <text:p>4</text:p>
          </table:table-cell>
          <table:table-cell table:style-name="ce3" table:formula="of:=[.E74]+2" office:value-type="float" office:value="80" calcext:value-type="float">
            <text:p>80</text:p>
          </table:table-cell>
          <table:table-cell table:style-name="ce3" table:formula="of:=60/[.E75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5]+1" office:value-type="float" office:value="75" calcext:value-type="float">
            <text:p>75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5]+1" office:value-type="float" office:value="5" calcext:value-type="float">
            <text:p>5</text:p>
          </table:table-cell>
          <table:table-cell table:style-name="ce3" table:formula="of:=[.E75]+2" office:value-type="float" office:value="82" calcext:value-type="float">
            <text:p>82</text:p>
          </table:table-cell>
          <table:table-cell table:style-name="ce3" table:formula="of:=60/[.E76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6]+1" office:value-type="float" office:value="76" calcext:value-type="float">
            <text:p>7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6]+1" office:value-type="float" office:value="2" calcext:value-type="float">
            <text:p>2</text:p>
          </table:table-cell>
          <table:table-cell table:style-name="ce3" table:formula="of:=[.D76]" office:value-type="float" office:value="5" calcext:value-type="float">
            <text:p>5</text:p>
          </table:table-cell>
          <table:table-cell table:style-name="ce3" table:formula="of:=[.E76]+2" office:value-type="float" office:value="84" calcext:value-type="float">
            <text:p>84</text:p>
          </table:table-cell>
          <table:table-cell table:style-name="ce3" table:formula="of:=60/[.E77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7]+1" office:value-type="float" office:value="77" calcext:value-type="float">
            <text:p>77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7]+1" office:value-type="float" office:value="3" calcext:value-type="float">
            <text:p>3</text:p>
          </table:table-cell>
          <table:table-cell table:style-name="ce3" table:formula="of:=[.D77]" office:value-type="float" office:value="5" calcext:value-type="float">
            <text:p>5</text:p>
          </table:table-cell>
          <table:table-cell table:style-name="ce3" table:formula="of:=[.E77]+2" office:value-type="float" office:value="86" calcext:value-type="float">
            <text:p>86</text:p>
          </table:table-cell>
          <table:table-cell table:style-name="ce3" table:formula="of:=60/[.E78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8]+1" office:value-type="float" office:value="78" calcext:value-type="float">
            <text:p>7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8]+1" office:value-type="float" office:value="4" calcext:value-type="float">
            <text:p>4</text:p>
          </table:table-cell>
          <table:table-cell table:style-name="ce3" table:formula="of:=[.D78]" office:value-type="float" office:value="5" calcext:value-type="float">
            <text:p>5</text:p>
          </table:table-cell>
          <table:table-cell table:style-name="ce3" table:formula="of:=[.E78]+2" office:value-type="float" office:value="88" calcext:value-type="float">
            <text:p>88</text:p>
          </table:table-cell>
          <table:table-cell table:style-name="ce3" table:formula="of:=60/[.E79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9]+1" office:value-type="float" office:value="79" calcext:value-type="float">
            <text:p>79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9]+1" office:value-type="float" office:value="6" calcext:value-type="float">
            <text:p>6</text:p>
          </table:table-cell>
          <table:table-cell table:style-name="ce3" table:formula="of:=[.E79]+2" office:value-type="float" office:value="90" calcext:value-type="float">
            <text:p>90</text:p>
          </table:table-cell>
          <table:table-cell table:style-name="ce3" table:formula="of:=60/[.E80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0]+1" office:value-type="float" office:value="80" calcext:value-type="float">
            <text:p>8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0]+1" office:value-type="float" office:value="2" calcext:value-type="float">
            <text:p>2</text:p>
          </table:table-cell>
          <table:table-cell table:style-name="ce3" table:formula="of:=[.D80]" office:value-type="float" office:value="6" calcext:value-type="float">
            <text:p>6</text:p>
          </table:table-cell>
          <table:table-cell table:style-name="ce3" table:formula="of:=[.E80]+2" office:value-type="float" office:value="92" calcext:value-type="float">
            <text:p>92</text:p>
          </table:table-cell>
          <table:table-cell table:style-name="ce3" table:formula="of:=60/[.E81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1]+1" office:value-type="float" office:value="81" calcext:value-type="float">
            <text:p>8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1]+1" office:value-type="float" office:value="3" calcext:value-type="float">
            <text:p>3</text:p>
          </table:table-cell>
          <table:table-cell table:style-name="ce3" table:formula="of:=[.D81]" office:value-type="float" office:value="6" calcext:value-type="float">
            <text:p>6</text:p>
          </table:table-cell>
          <table:table-cell table:style-name="ce3" table:formula="of:=[.E81]+2" office:value-type="float" office:value="94" calcext:value-type="float">
            <text:p>94</text:p>
          </table:table-cell>
          <table:table-cell table:style-name="ce3" table:formula="of:=60/[.E82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2]+1" office:value-type="float" office:value="4" calcext:value-type="float">
            <text:p>4</text:p>
          </table:table-cell>
          <table:table-cell table:style-name="ce3" table:formula="of:=[.D82]" office:value-type="float" office:value="6" calcext:value-type="float">
            <text:p>6</text:p>
          </table:table-cell>
          <table:table-cell table:style-name="ce3" table:formula="of:=[.E82]+2" office:value-type="float" office:value="96" calcext:value-type="float">
            <text:p>96</text:p>
          </table:table-cell>
          <table:table-cell table:style-name="ce3" table:formula="of:=60/[.E83]*1000*120" office:value-type="float" office:value="75000" calcext:value-type="float">
            <text:p>75000</text:p>
          </table:table-cell>
          <table:table-cell table:style-name="ce3" office:value-type="string" calcext:value-type="string">
            <text:p>Você pegou o jeito! Vamos tentar com várias cordas?</text:p>
          </table:table-cell>
          <table:table-cell table:number-columns-repeated="1017"/>
        </table:table-row>
        <table:table-row table:style-name="ro2">
          <table:table-cell table:style-name="ce1" table:formula="of:=[.A83]+1" office:value-type="float" office:value="83" calcext:value-type="float">
            <text:p>8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ToUp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4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4]+1" office:value-type="float" office:value="84" calcext:value-type="float">
            <text:p>8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4]+1" office:value-type="float" office:value="2" calcext:value-type="float">
            <text:p>2</text:p>
          </table:table-cell>
          <table:table-cell table:style-name="ce3" table:formula="of:=[.D84]" office:value-type="string" office:string-value="DownToUp" calcext:value-type="string">
            <text:p>DownToUp</text:p>
          </table:table-cell>
          <table:table-cell table:style-name="ce3" table:formula="of:=[.E84]" office:value-type="float" office:value="60" calcext:value-type="float">
            <text:p>60</text:p>
          </table:table-cell>
          <table:table-cell table:style-name="ce3" table:formula="of:=60/[.E8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5]+1" office:value-type="float" office:value="85" calcext:value-type="float">
            <text:p>8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5]+1" office:value-type="float" office:value="3" calcext:value-type="float">
            <text:p>3</text:p>
          </table:table-cell>
          <table:table-cell table:style-name="ce3" table:formula="of:=[.D85]" office:value-type="string" office:string-value="DownToUp" calcext:value-type="string">
            <text:p>DownToUp</text:p>
          </table:table-cell>
          <table:table-cell table:style-name="ce3" table:formula="of:=[.E85]" office:value-type="float" office:value="60" calcext:value-type="float">
            <text:p>60</text:p>
          </table:table-cell>
          <table:table-cell table:style-name="ce3" table:formula="of:=60/[.E86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6]+1" office:value-type="float" office:value="86" calcext:value-type="float">
            <text:p>8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6]+1" office:value-type="float" office:value="4" calcext:value-type="float">
            <text:p>4</text:p>
          </table:table-cell>
          <table:table-cell table:style-name="ce3" table:formula="of:=[.D86]" office:value-type="string" office:string-value="DownToUp" calcext:value-type="string">
            <text:p>DownToUp</text:p>
          </table:table-cell>
          <table:table-cell table:style-name="ce3" table:formula="of:=[.E86]" office:value-type="float" office:value="60" calcext:value-type="float">
            <text:p>60</text:p>
          </table:table-cell>
          <table:table-cell table:style-name="ce3" table:formula="of:=60/[.E87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7]+1" office:value-type="float" office:value="87" calcext:value-type="float">
            <text:p>8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pToDown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8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8]+1" office:value-type="float" office:value="88" calcext:value-type="float">
            <text:p>8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8]+1" office:value-type="float" office:value="2" calcext:value-type="float">
            <text:p>2</text:p>
          </table:table-cell>
          <table:table-cell table:style-name="ce3" office:value-type="string" calcext:value-type="string">
            <text:p>UpToDown</text:p>
          </table:table-cell>
          <table:table-cell table:style-name="ce3" table:formula="of:=[.E88]" office:value-type="float" office:value="60" calcext:value-type="float">
            <text:p>60</text:p>
          </table:table-cell>
          <table:table-cell table:style-name="ce3" table:formula="of:=60/[.E89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9]+1" office:value-type="float" office:value="89" calcext:value-type="float">
            <text:p>8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9]+1" office:value-type="float" office:value="3" calcext:value-type="float">
            <text:p>3</text:p>
          </table:table-cell>
          <table:table-cell table:style-name="ce3" table:formula="of:=[.D88]" office:value-type="string" office:string-value="UpToDown" calcext:value-type="string">
            <text:p>UpToDown</text:p>
          </table:table-cell>
          <table:table-cell table:style-name="ce3" table:formula="of:=[.E89]" office:value-type="float" office:value="60" calcext:value-type="float">
            <text:p>60</text:p>
          </table:table-cell>
          <table:table-cell table:style-name="ce3" table:formula="of:=60/[.E90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0]+1" office:value-type="float" office:value="90" calcext:value-type="float">
            <text:p>9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0]+1" office:value-type="float" office:value="4" calcext:value-type="float">
            <text:p>4</text:p>
          </table:table-cell>
          <table:table-cell table:style-name="ce3" office:value-type="string" calcext:value-type="string">
            <text:p>UpToDown</text:p>
          </table:table-cell>
          <table:table-cell table:style-name="ce3" table:formula="of:=[.E90]" office:value-type="float" office:value="60" calcext:value-type="float">
            <text:p>60</text:p>
          </table:table-cell>
          <table:table-cell table:style-name="ce3" table:formula="of:=60/[.E91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1]+1" office:value-type="float" office:value="91" calcext:value-type="float">
            <text:p>9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ToUp</text:p>
          </table:table-cell>
          <table:table-cell table:style-name="ce3" table:formula="of:=[.E91]+2" office:value-type="float" office:value="62" calcext:value-type="float">
            <text:p>62</text:p>
          </table:table-cell>
          <table:table-cell table:style-name="ce3" table:formula="of:=60/[.E92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2]+1" office:value-type="float" office:value="92" calcext:value-type="float">
            <text:p>9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2]+1" office:value-type="float" office:value="2" calcext:value-type="float">
            <text:p>2</text:p>
          </table:table-cell>
          <table:table-cell table:style-name="ce3" table:formula="of:=[.D91]" office:value-type="string" office:string-value="UpToDown" calcext:value-type="string">
            <text:p>UpToDown</text:p>
          </table:table-cell>
          <table:table-cell table:style-name="ce3" table:formula="of:=[.E92]+2" office:value-type="float" office:value="64" calcext:value-type="float">
            <text:p>64</text:p>
          </table:table-cell>
          <table:table-cell table:style-name="ce3" table:formula="of:=60/[.E93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3]+1" office:value-type="float" office:value="93" calcext:value-type="float">
            <text:p>9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3]+1" office:value-type="float" office:value="3" calcext:value-type="float">
            <text:p>3</text:p>
          </table:table-cell>
          <table:table-cell table:style-name="ce3" table:formula="of:=[.D92]" office:value-type="string" office:string-value="DownToUp" calcext:value-type="string">
            <text:p>DownToUp</text:p>
          </table:table-cell>
          <table:table-cell table:style-name="ce3" table:formula="of:=[.E93]+2" office:value-type="float" office:value="66" calcext:value-type="float">
            <text:p>66</text:p>
          </table:table-cell>
          <table:table-cell table:style-name="ce3" table:formula="of:=60/[.E94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4]+1" office:value-type="float" office:value="94" calcext:value-type="float">
            <text:p>9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4]+1" office:value-type="float" office:value="4" calcext:value-type="float">
            <text:p>4</text:p>
          </table:table-cell>
          <table:table-cell table:style-name="ce3" table:formula="of:=[.D93]" office:value-type="string" office:string-value="UpToDown" calcext:value-type="string">
            <text:p>UpToDown</text:p>
          </table:table-cell>
          <table:table-cell table:style-name="ce3" table:formula="of:=[.E94]+2" office:value-type="float" office:value="68" calcext:value-type="float">
            <text:p>68</text:p>
          </table:table-cell>
          <table:table-cell table:style-name="ce3" table:formula="of:=60/[.E95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4]" office:value-type="string" office:string-value="DownToUp" calcext:value-type="string">
            <text:p>DownToUp</text:p>
          </table:table-cell>
          <table:table-cell table:style-name="ce3" table:formula="of:=[.E95]+2" office:value-type="float" office:value="70" calcext:value-type="float">
            <text:p>70</text:p>
          </table:table-cell>
          <table:table-cell table:style-name="ce3" table:formula="of:=60/[.E96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6]+1" office:value-type="float" office:value="2" calcext:value-type="float">
            <text:p>2</text:p>
          </table:table-cell>
          <table:table-cell table:style-name="ce3" table:formula="of:=[.D95]" office:value-type="string" office:string-value="UpToDown" calcext:value-type="string">
            <text:p>UpToDown</text:p>
          </table:table-cell>
          <table:table-cell table:style-name="ce3" table:formula="of:=[.E96]+2" office:value-type="float" office:value="72" calcext:value-type="float">
            <text:p>72</text:p>
          </table:table-cell>
          <table:table-cell table:style-name="ce3" table:formula="of:=60/[.E97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7]+1" office:value-type="float" office:value="97" calcext:value-type="float">
            <text:p>9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7]+1" office:value-type="float" office:value="3" calcext:value-type="float">
            <text:p>3</text:p>
          </table:table-cell>
          <table:table-cell table:style-name="ce3" table:formula="of:=[.D96]" office:value-type="string" office:string-value="DownToUp" calcext:value-type="string">
            <text:p>DownToUp</text:p>
          </table:table-cell>
          <table:table-cell table:style-name="ce3" table:formula="of:=[.E97]+2" office:value-type="float" office:value="74" calcext:value-type="float">
            <text:p>74</text:p>
          </table:table-cell>
          <table:table-cell table:style-name="ce3" table:formula="of:=60/[.E98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8]+1" office:value-type="float" office:value="98" calcext:value-type="float">
            <text:p>9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8]+1" office:value-type="float" office:value="4" calcext:value-type="float">
            <text:p>4</text:p>
          </table:table-cell>
          <table:table-cell table:style-name="ce3" table:formula="of:=[.D97]" office:value-type="string" office:string-value="UpToDown" calcext:value-type="string">
            <text:p>UpToDown</text:p>
          </table:table-cell>
          <table:table-cell table:style-name="ce3" table:formula="of:=[.E98]+2" office:value-type="float" office:value="76" calcext:value-type="float">
            <text:p>76</text:p>
          </table:table-cell>
          <table:table-cell table:style-name="ce3" table:formula="of:=60/[.E99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9]+1" office:value-type="float" office:value="99" calcext:value-type="float">
            <text:p>9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8]" office:value-type="string" office:string-value="DownToUp" calcext:value-type="string">
            <text:p>DownToUp</text:p>
          </table:table-cell>
          <table:table-cell table:style-name="ce3" table:formula="of:=[.E99]+2" office:value-type="float" office:value="78" calcext:value-type="float">
            <text:p>78</text:p>
          </table:table-cell>
          <table:table-cell table:style-name="ce3" table:formula="of:=60/[.E100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0]+1" office:value-type="float" office:value="100" calcext:value-type="float">
            <text:p>10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0]+1" office:value-type="float" office:value="2" calcext:value-type="float">
            <text:p>2</text:p>
          </table:table-cell>
          <table:table-cell table:style-name="ce3" table:formula="of:=[.D99]" office:value-type="string" office:string-value="UpToDown" calcext:value-type="string">
            <text:p>UpToDown</text:p>
          </table:table-cell>
          <table:table-cell table:style-name="ce3" table:formula="of:=[.E100]+2" office:value-type="float" office:value="80" calcext:value-type="float">
            <text:p>80</text:p>
          </table:table-cell>
          <table:table-cell table:style-name="ce3" table:formula="of:=60/[.E101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1]+1" office:value-type="float" office:value="101" calcext:value-type="float">
            <text:p>101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1]+1" office:value-type="float" office:value="3" calcext:value-type="float">
            <text:p>3</text:p>
          </table:table-cell>
          <table:table-cell table:style-name="ce3" table:formula="of:=[.D100]" office:value-type="string" office:string-value="DownToUp" calcext:value-type="string">
            <text:p>DownToUp</text:p>
          </table:table-cell>
          <table:table-cell table:style-name="ce3" table:formula="of:=[.E101]+2" office:value-type="float" office:value="82" calcext:value-type="float">
            <text:p>82</text:p>
          </table:table-cell>
          <table:table-cell table:style-name="ce3" table:formula="of:=60/[.E102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2]+1" office:value-type="float" office:value="102" calcext:value-type="float">
            <text:p>10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2]+1" office:value-type="float" office:value="4" calcext:value-type="float">
            <text:p>4</text:p>
          </table:table-cell>
          <table:table-cell table:style-name="ce3" table:formula="of:=[.D101]" office:value-type="string" office:string-value="UpToDown" calcext:value-type="string">
            <text:p>UpToDown</text:p>
          </table:table-cell>
          <table:table-cell table:style-name="ce3" table:formula="of:=[.E102]+2" office:value-type="float" office:value="84" calcext:value-type="float">
            <text:p>84</text:p>
          </table:table-cell>
          <table:table-cell table:style-name="ce3" table:formula="of:=60/[.E103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3]+1" office:value-type="float" office:value="103" calcext:value-type="float">
            <text:p>10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2]" office:value-type="string" office:string-value="DownToUp" calcext:value-type="string">
            <text:p>DownToUp</text:p>
          </table:table-cell>
          <table:table-cell table:style-name="ce3" table:formula="of:=[.E103]+2" office:value-type="float" office:value="86" calcext:value-type="float">
            <text:p>86</text:p>
          </table:table-cell>
          <table:table-cell table:style-name="ce3" table:formula="of:=60/[.E104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4]+1" office:value-type="float" office:value="104" calcext:value-type="float">
            <text:p>10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4]+1" office:value-type="float" office:value="2" calcext:value-type="float">
            <text:p>2</text:p>
          </table:table-cell>
          <table:table-cell table:style-name="ce3" table:formula="of:=[.D103]" office:value-type="string" office:string-value="UpToDown" calcext:value-type="string">
            <text:p>UpToDown</text:p>
          </table:table-cell>
          <table:table-cell table:style-name="ce3" table:formula="of:=[.E104]+2" office:value-type="float" office:value="88" calcext:value-type="float">
            <text:p>88</text:p>
          </table:table-cell>
          <table:table-cell table:style-name="ce3" table:formula="of:=60/[.E105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5]+1" office:value-type="float" office:value="105" calcext:value-type="float">
            <text:p>10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5]+1" office:value-type="float" office:value="3" calcext:value-type="float">
            <text:p>3</text:p>
          </table:table-cell>
          <table:table-cell table:style-name="ce3" table:formula="of:=[.D104]" office:value-type="string" office:string-value="DownToUp" calcext:value-type="string">
            <text:p>DownToUp</text:p>
          </table:table-cell>
          <table:table-cell table:style-name="ce3" table:formula="of:=[.E105]+2" office:value-type="float" office:value="90" calcext:value-type="float">
            <text:p>90</text:p>
          </table:table-cell>
          <table:table-cell table:style-name="ce3" table:formula="of:=60/[.E106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6]+1" office:value-type="float" office:value="106" calcext:value-type="float">
            <text:p>10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6]+1" office:value-type="float" office:value="4" calcext:value-type="float">
            <text:p>4</text:p>
          </table:table-cell>
          <table:table-cell table:style-name="ce3" table:formula="of:=[.D105]" office:value-type="string" office:string-value="UpToDown" calcext:value-type="string">
            <text:p>UpToDown</text:p>
          </table:table-cell>
          <table:table-cell table:style-name="ce3" table:formula="of:=[.E106]+2" office:value-type="float" office:value="92" calcext:value-type="float">
            <text:p>92</text:p>
          </table:table-cell>
          <table:table-cell table:style-name="ce3" table:formula="of:=60/[.E107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7]+1" office:value-type="float" office:value="107" calcext:value-type="float">
            <text:p>10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6]" office:value-type="string" office:string-value="DownToUp" calcext:value-type="string">
            <text:p>DownToUp</text:p>
          </table:table-cell>
          <table:table-cell table:style-name="ce3" table:formula="of:=[.E107]+2" office:value-type="float" office:value="94" calcext:value-type="float">
            <text:p>94</text:p>
          </table:table-cell>
          <table:table-cell table:style-name="ce3" table:formula="of:=60/[.E108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8]+1" office:value-type="float" office:value="108" calcext:value-type="float">
            <text:p>10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8]+1" office:value-type="float" office:value="2" calcext:value-type="float">
            <text:p>2</text:p>
          </table:table-cell>
          <table:table-cell table:style-name="ce3" table:formula="of:=[.D107]" office:value-type="string" office:string-value="UpToDown" calcext:value-type="string">
            <text:p>UpToDown</text:p>
          </table:table-cell>
          <table:table-cell table:style-name="ce3" table:formula="of:=[.E108]+2" office:value-type="float" office:value="96" calcext:value-type="float">
            <text:p>96</text:p>
          </table:table-cell>
          <table:table-cell table:style-name="ce3" table:formula="of:=60/[.E109]*1000*120" office:value-type="float" office:value="75000" calcext:value-type="float">
            <text:p>7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9]+1" office:value-type="float" office:value="109" calcext:value-type="float">
            <text:p>10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9]+1" office:value-type="float" office:value="3" calcext:value-type="float">
            <text:p>3</text:p>
          </table:table-cell>
          <table:table-cell table:style-name="ce3" table:formula="of:=[.D108]" office:value-type="string" office:string-value="DownToUp" calcext:value-type="string">
            <text:p>DownToUp</text:p>
          </table:table-cell>
          <table:table-cell table:style-name="ce3" table:formula="of:=[.E109]+2" office:value-type="float" office:value="98" calcext:value-type="float">
            <text:p>98</text:p>
          </table:table-cell>
          <table:table-cell table:style-name="ce3" table:formula="of:=60/[.E110]*1000*120" office:value-type="float" office:value="73469.387755102" calcext:value-type="float">
            <text:p>73469,38775510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0]+1" office:value-type="float" office:value="110" calcext:value-type="float">
            <text:p>11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0]+1" office:value-type="float" office:value="4" calcext:value-type="float">
            <text:p>4</text:p>
          </table:table-cell>
          <table:table-cell table:style-name="ce3" table:formula="of:=[.D109]" office:value-type="string" office:string-value="UpToDown" calcext:value-type="string">
            <text:p>UpToDown</text:p>
          </table:table-cell>
          <table:table-cell table:style-name="ce3" table:formula="of:=[.E110]+2" office:value-type="float" office:value="100" calcext:value-type="float">
            <text:p>100</text:p>
          </table:table-cell>
          <table:table-cell table:style-name="ce3" table:formula="of:=60/[.E111]*1000*120" office:value-type="float" office:value="72000" calcext:value-type="float">
            <text:p>72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1]+1" office:value-type="float" office:value="111" calcext:value-type="float">
            <text:p>11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0]" office:value-type="string" office:string-value="DownToUp" calcext:value-type="string">
            <text:p>DownToUp</text:p>
          </table:table-cell>
          <table:table-cell table:style-name="ce3" table:formula="of:=[.E111]+2" office:value-type="float" office:value="102" calcext:value-type="float">
            <text:p>102</text:p>
          </table:table-cell>
          <table:table-cell table:style-name="ce3" table:formula="of:=60/[.E112]*1000*120" office:value-type="float" office:value="70588.2352941177" calcext:value-type="float">
            <text:p>70588,235294117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2]+1" office:value-type="float" office:value="112" calcext:value-type="float">
            <text:p>11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2]+1" office:value-type="float" office:value="2" calcext:value-type="float">
            <text:p>2</text:p>
          </table:table-cell>
          <table:table-cell table:style-name="ce3" table:formula="of:=[.D111]" office:value-type="string" office:string-value="UpToDown" calcext:value-type="string">
            <text:p>UpToDown</text:p>
          </table:table-cell>
          <table:table-cell table:style-name="ce3" table:formula="of:=[.E112]+2" office:value-type="float" office:value="104" calcext:value-type="float">
            <text:p>104</text:p>
          </table:table-cell>
          <table:table-cell table:style-name="ce3" table:formula="of:=60/[.E113]*1000*120" office:value-type="float" office:value="69230.7692307692" calcext:value-type="float">
            <text:p>69230,769230769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3]+1" office:value-type="float" office:value="113" calcext:value-type="float">
            <text:p>11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3]+1" office:value-type="float" office:value="3" calcext:value-type="float">
            <text:p>3</text:p>
          </table:table-cell>
          <table:table-cell table:style-name="ce3" table:formula="of:=[.D112]" office:value-type="string" office:string-value="DownToUp" calcext:value-type="string">
            <text:p>DownToUp</text:p>
          </table:table-cell>
          <table:table-cell table:style-name="ce3" table:formula="of:=[.E113]+2" office:value-type="float" office:value="106" calcext:value-type="float">
            <text:p>106</text:p>
          </table:table-cell>
          <table:table-cell table:style-name="ce3" table:formula="of:=60/[.E114]*1000*120" office:value-type="float" office:value="67924.5283018868" calcext:value-type="float">
            <text:p>67924,52830188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4]+1" office:value-type="float" office:value="4" calcext:value-type="float">
            <text:p>4</text:p>
          </table:table-cell>
          <table:table-cell table:style-name="ce3" table:formula="of:=[.D113]" office:value-type="string" office:string-value="UpToDown" calcext:value-type="string">
            <text:p>UpToDown</text:p>
          </table:table-cell>
          <table:table-cell table:style-name="ce3" table:formula="of:=[.E114]+2" office:value-type="float" office:value="108" calcext:value-type="float">
            <text:p>108</text:p>
          </table:table-cell>
          <table:table-cell table:style-name="ce3" table:formula="of:=60/[.E115]*1000*120" office:value-type="float" office:value="66666.6666666667" calcext:value-type="float">
            <text:p>66666,66666666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5]+1" office:value-type="float" office:value="115" calcext:value-type="float">
            <text:p>11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4]" office:value-type="string" office:string-value="DownToUp" calcext:value-type="string">
            <text:p>DownToUp</text:p>
          </table:table-cell>
          <table:table-cell table:style-name="ce3" table:formula="of:=[.E115]+2" office:value-type="float" office:value="110" calcext:value-type="float">
            <text:p>110</text:p>
          </table:table-cell>
          <table:table-cell table:style-name="ce3" table:formula="of:=60/[.E116]*1000*120" office:value-type="float" office:value="65454.5454545455" calcext:value-type="float">
            <text:p>65454,545454545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6]+1" office:value-type="float" office:value="116" calcext:value-type="float">
            <text:p>11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6]+1" office:value-type="float" office:value="2" calcext:value-type="float">
            <text:p>2</text:p>
          </table:table-cell>
          <table:table-cell table:style-name="ce3" table:formula="of:=[.D115]" office:value-type="string" office:string-value="UpToDown" calcext:value-type="string">
            <text:p>UpToDown</text:p>
          </table:table-cell>
          <table:table-cell table:style-name="ce3" table:formula="of:=[.E116]+2" office:value-type="float" office:value="112" calcext:value-type="float">
            <text:p>112</text:p>
          </table:table-cell>
          <table:table-cell table:style-name="ce3" table:formula="of:=60/[.E117]*1000*120" office:value-type="float" office:value="64285.7142857143" calcext:value-type="float">
            <text:p>64285,7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7]+1" office:value-type="float" office:value="3" calcext:value-type="float">
            <text:p>3</text:p>
          </table:table-cell>
          <table:table-cell table:style-name="ce3" table:formula="of:=[.D116]" office:value-type="string" office:string-value="DownToUp" calcext:value-type="string">
            <text:p>DownToUp</text:p>
          </table:table-cell>
          <table:table-cell table:style-name="ce3" table:formula="of:=[.E117]+2" office:value-type="float" office:value="114" calcext:value-type="float">
            <text:p>114</text:p>
          </table:table-cell>
          <table:table-cell table:style-name="ce3" table:formula="of:=60/[.E118]*1000*120" office:value-type="float" office:value="63157.8947368421" calcext:value-type="float">
            <text:p>63157,89473684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8]+1" office:value-type="float" office:value="4" calcext:value-type="float">
            <text:p>4</text:p>
          </table:table-cell>
          <table:table-cell table:style-name="ce3" table:formula="of:=[.D117]" office:value-type="string" office:string-value="UpToDown" calcext:value-type="string">
            <text:p>UpToDown</text:p>
          </table:table-cell>
          <table:table-cell table:style-name="ce3" table:formula="of:=[.E118]+2" office:value-type="float" office:value="116" calcext:value-type="float">
            <text:p>116</text:p>
          </table:table-cell>
          <table:table-cell table:style-name="ce3" table:formula="of:=60/[.E119]*1000*120" office:value-type="float" office:value="62068.9655172414" calcext:value-type="float">
            <text:p>62068,96551724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9]+1" office:value-type="float" office:value="119" calcext:value-type="float">
            <text:p>11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8]" office:value-type="string" office:string-value="DownToUp" calcext:value-type="string">
            <text:p>DownToUp</text:p>
          </table:table-cell>
          <table:table-cell table:style-name="ce3" table:formula="of:=[.E119]+2" office:value-type="float" office:value="118" calcext:value-type="float">
            <text:p>118</text:p>
          </table:table-cell>
          <table:table-cell table:style-name="ce3" table:formula="of:=60/[.E120]*1000*120" office:value-type="float" office:value="61016.9491525424" calcext:value-type="float">
            <text:p>61016,949152542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0]+1" office:value-type="float" office:value="120" calcext:value-type="float">
            <text:p>12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20]+1" office:value-type="float" office:value="2" calcext:value-type="float">
            <text:p>2</text:p>
          </table:table-cell>
          <table:table-cell table:style-name="ce3" table:formula="of:=[.D119]" office:value-type="string" office:string-value="UpToDown" calcext:value-type="string">
            <text:p>UpToDown</text:p>
          </table:table-cell>
          <table:table-cell table:style-name="ce3" table:formula="of:=[.E120]+2" office:value-type="float" office:value="120" calcext:value-type="float">
            <text:p>120</text:p>
          </table:table-cell>
          <table:table-cell table:style-name="ce3" table:formula="of:=60/[.E121]*1000*120" office:value-type="float" office:value="60000" calcext:value-type="float">
            <text:p>60000</text:p>
          </table:table-cell>
          <table:table-cell table:style-name="ce3" office:value-type="string" calcext:value-type="string">
            <text:p>Você está ficando fera!</text:p>
          </table:table-cell>
          <table:table-cell table:number-columns-repeated="1017"/>
        </table:table-row>
        <table:table-row table:style-name="ro2">
          <table:table-cell table:style-name="ce1" table:formula="of:=[.A121]+1" office:value-type="float" office:value="121" calcext:value-type="float">
            <text:p>121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1]+1" office:value-type="float" office:value="3" calcext:value-type="float">
            <text:p>3</text:p>
          </table:table-cell>
          <table:table-cell table:style-name="ce3" table:formula="of:=[.D120]" office:value-type="string" office:string-value="DownToUp" calcext:value-type="string">
            <text:p>DownToUp</text:p>
          </table:table-cell>
          <table:table-cell table:style-name="ce3" table:formula="of:=[.E121]+1" office:value-type="float" office:value="121" calcext:value-type="float">
            <text:p>121</text:p>
          </table:table-cell>
          <table:table-cell table:style-name="ce3" table:formula="of:=60/[.E122]*1000*120" office:value-type="float" office:value="59504.132231405" calcext:value-type="float">
            <text:p>59504,1322314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2]+1" office:value-type="float" office:value="122" calcext:value-type="float">
            <text:p>12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2]+1" office:value-type="float" office:value="4" calcext:value-type="float">
            <text:p>4</text:p>
          </table:table-cell>
          <table:table-cell table:style-name="ce3" table:formula="of:=[.D121]" office:value-type="string" office:string-value="UpToDown" calcext:value-type="string">
            <text:p>UpToDown</text:p>
          </table:table-cell>
          <table:table-cell table:style-name="ce3" table:formula="of:=[.E122]+1" office:value-type="float" office:value="122" calcext:value-type="float">
            <text:p>122</text:p>
          </table:table-cell>
          <table:table-cell table:style-name="ce3" table:formula="of:=60/[.E123]*1000*120" office:value-type="float" office:value="59016.393442623" calcext:value-type="float">
            <text:p>59016,3934426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3]+1" office:value-type="float" office:value="123" calcext:value-type="float">
            <text:p>123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2]" office:value-type="string" office:string-value="DownToUp" calcext:value-type="string">
            <text:p>DownToUp</text:p>
          </table:table-cell>
          <table:table-cell table:style-name="ce3" table:formula="of:=[.E123]+1" office:value-type="float" office:value="123" calcext:value-type="float">
            <text:p>123</text:p>
          </table:table-cell>
          <table:table-cell table:style-name="ce3" table:formula="of:=60/[.E124]*1000*120" office:value-type="float" office:value="58536.5853658537" calcext:value-type="float">
            <text:p>58536,585365853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4]+1" office:value-type="float" office:value="124" calcext:value-type="float">
            <text:p>12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4]+1" office:value-type="float" office:value="1" calcext:value-type="float">
            <text:p>1</text:p>
          </table:table-cell>
          <table:table-cell table:style-name="ce3" table:formula="of:=[.D123]" office:value-type="string" office:string-value="UpToDown" calcext:value-type="string">
            <text:p>UpToDown</text:p>
          </table:table-cell>
          <table:table-cell table:style-name="ce3" table:formula="of:=[.E124]+1" office:value-type="float" office:value="124" calcext:value-type="float">
            <text:p>124</text:p>
          </table:table-cell>
          <table:table-cell table:style-name="ce3" table:formula="of:=60/[.E125]*1000*120" office:value-type="float" office:value="58064.5161290323" calcext:value-type="float">
            <text:p>58064,51612903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5]+1" office:value-type="float" office:value="125" calcext:value-type="float">
            <text:p>125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5]+1" office:value-type="float" office:value="2" calcext:value-type="float">
            <text:p>2</text:p>
          </table:table-cell>
          <table:table-cell table:style-name="ce3" table:formula="of:=[.D124]" office:value-type="string" office:string-value="DownToUp" calcext:value-type="string">
            <text:p>DownToUp</text:p>
          </table:table-cell>
          <table:table-cell table:style-name="ce3" table:formula="of:=[.E125]+1" office:value-type="float" office:value="125" calcext:value-type="float">
            <text:p>125</text:p>
          </table:table-cell>
          <table:table-cell table:style-name="ce3" table:formula="of:=60/[.E126]*1000*120" office:value-type="float" office:value="57600" calcext:value-type="float">
            <text:p>576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6]+1" office:value-type="float" office:value="126" calcext:value-type="float">
            <text:p>126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6]+1" office:value-type="float" office:value="3" calcext:value-type="float">
            <text:p>3</text:p>
          </table:table-cell>
          <table:table-cell table:style-name="ce3" table:formula="of:=[.D125]" office:value-type="string" office:string-value="UpToDown" calcext:value-type="string">
            <text:p>UpToDown</text:p>
          </table:table-cell>
          <table:table-cell table:style-name="ce3" table:formula="of:=[.E126]+1" office:value-type="float" office:value="126" calcext:value-type="float">
            <text:p>126</text:p>
          </table:table-cell>
          <table:table-cell table:style-name="ce3" table:formula="of:=60/[.E127]*1000*120" office:value-type="float" office:value="57142.8571428571" calcext:value-type="float">
            <text:p>57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6]" office:value-type="string" office:string-value="DownToUp" calcext:value-type="string">
            <text:p>DownToUp</text:p>
          </table:table-cell>
          <table:table-cell table:style-name="ce3" table:formula="of:=[.E127]+1" office:value-type="float" office:value="127" calcext:value-type="float">
            <text:p>127</text:p>
          </table:table-cell>
          <table:table-cell table:style-name="ce3" table:formula="of:=60/[.E128]*1000*120" office:value-type="float" office:value="56692.9133858268" calcext:value-type="float">
            <text:p>56692,91338582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8]+1" office:value-type="float" office:value="128" calcext:value-type="float">
            <text:p>128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8]+1" office:value-type="float" office:value="1" calcext:value-type="float">
            <text:p>1</text:p>
          </table:table-cell>
          <table:table-cell table:style-name="ce3" table:formula="of:=[.D127]" office:value-type="string" office:string-value="UpToDown" calcext:value-type="string">
            <text:p>UpToDown</text:p>
          </table:table-cell>
          <table:table-cell table:style-name="ce3" table:formula="of:=[.E128]+1" office:value-type="float" office:value="128" calcext:value-type="float">
            <text:p>128</text:p>
          </table:table-cell>
          <table:table-cell table:style-name="ce3" table:formula="of:=60/[.E129]*1000*120" office:value-type="float" office:value="56250" calcext:value-type="float">
            <text:p>5625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9]+1" office:value-type="float" office:value="129" calcext:value-type="float">
            <text:p>129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9]+1" office:value-type="float" office:value="2" calcext:value-type="float">
            <text:p>2</text:p>
          </table:table-cell>
          <table:table-cell table:style-name="ce3" table:formula="of:=[.D128]" office:value-type="string" office:string-value="DownToUp" calcext:value-type="string">
            <text:p>DownToUp</text:p>
          </table:table-cell>
          <table:table-cell table:style-name="ce3" table:formula="of:=[.E129]+1" office:value-type="float" office:value="129" calcext:value-type="float">
            <text:p>129</text:p>
          </table:table-cell>
          <table:table-cell table:style-name="ce3" table:formula="of:=60/[.E130]*1000*120" office:value-type="float" office:value="55813.9534883721" calcext:value-type="float">
            <text:p>55813,95348837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0]+1" office:value-type="float" office:value="130" calcext:value-type="float">
            <text:p>130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0]+1" office:value-type="float" office:value="3" calcext:value-type="float">
            <text:p>3</text:p>
          </table:table-cell>
          <table:table-cell table:style-name="ce3" table:formula="of:=[.D129]" office:value-type="string" office:string-value="UpToDown" calcext:value-type="string">
            <text:p>UpToDown</text:p>
          </table:table-cell>
          <table:table-cell table:style-name="ce3" table:formula="of:=[.E130]+1" office:value-type="float" office:value="130" calcext:value-type="float">
            <text:p>130</text:p>
          </table:table-cell>
          <table:table-cell table:style-name="ce3" table:formula="of:=60/[.E131]*1000*120" office:value-type="float" office:value="55384.6153846154" calcext:value-type="float">
            <text:p>55384,615384615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1]+1" office:value-type="float" office:value="131" calcext:value-type="float">
            <text:p>13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0]" office:value-type="string" office:string-value="DownToUp" calcext:value-type="string">
            <text:p>DownToUp</text:p>
          </table:table-cell>
          <table:table-cell table:style-name="ce3" table:formula="of:=[.E131]+1" office:value-type="float" office:value="131" calcext:value-type="float">
            <text:p>131</text:p>
          </table:table-cell>
          <table:table-cell table:style-name="ce3" table:formula="of:=60/[.E132]*1000*120" office:value-type="float" office:value="54961.8320610687" calcext:value-type="float">
            <text:p>54961,83206106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2]+1" office:value-type="float" office:value="132" calcext:value-type="float">
            <text:p>13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2]+1" office:value-type="float" office:value="1" calcext:value-type="float">
            <text:p>1</text:p>
          </table:table-cell>
          <table:table-cell table:style-name="ce3" table:formula="of:=[.D131]" office:value-type="string" office:string-value="UpToDown" calcext:value-type="string">
            <text:p>UpToDown</text:p>
          </table:table-cell>
          <table:table-cell table:style-name="ce3" table:formula="of:=[.E132]+1" office:value-type="float" office:value="132" calcext:value-type="float">
            <text:p>132</text:p>
          </table:table-cell>
          <table:table-cell table:style-name="ce3" table:formula="of:=60/[.E133]*1000*120" office:value-type="float" office:value="54545.4545454545" calcext:value-type="float">
            <text:p>54545,45454545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3]+1" office:value-type="float" office:value="133" calcext:value-type="float">
            <text:p>133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3]+1" office:value-type="float" office:value="2" calcext:value-type="float">
            <text:p>2</text:p>
          </table:table-cell>
          <table:table-cell table:style-name="ce3" table:formula="of:=[.D132]" office:value-type="string" office:string-value="DownToUp" calcext:value-type="string">
            <text:p>DownToUp</text:p>
          </table:table-cell>
          <table:table-cell table:style-name="ce3" table:formula="of:=[.E133]+1" office:value-type="float" office:value="133" calcext:value-type="float">
            <text:p>133</text:p>
          </table:table-cell>
          <table:table-cell table:style-name="ce3" table:formula="of:=60/[.E134]*1000*120" office:value-type="float" office:value="54135.3383458647" calcext:value-type="float">
            <text:p>54135,33834586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4]+1" office:value-type="float" office:value="134" calcext:value-type="float">
            <text:p>13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4]+1" office:value-type="float" office:value="3" calcext:value-type="float">
            <text:p>3</text:p>
          </table:table-cell>
          <table:table-cell table:style-name="ce3" table:formula="of:=[.D133]" office:value-type="string" office:string-value="UpToDown" calcext:value-type="string">
            <text:p>UpToDown</text:p>
          </table:table-cell>
          <table:table-cell table:style-name="ce3" table:formula="of:=[.E134]+1" office:value-type="float" office:value="134" calcext:value-type="float">
            <text:p>134</text:p>
          </table:table-cell>
          <table:table-cell table:style-name="ce3" table:formula="of:=60/[.E135]*1000*120" office:value-type="float" office:value="53731.3432835821" calcext:value-type="float">
            <text:p>53731,34328358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5]+1" office:value-type="float" office:value="135" calcext:value-type="float">
            <text:p>135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4]" office:value-type="string" office:string-value="DownToUp" calcext:value-type="string">
            <text:p>DownToUp</text:p>
          </table:table-cell>
          <table:table-cell table:style-name="ce3" table:formula="of:=[.E135]+1" office:value-type="float" office:value="135" calcext:value-type="float">
            <text:p>135</text:p>
          </table:table-cell>
          <table:table-cell table:style-name="ce3" table:formula="of:=60/[.E136]*1000*120" office:value-type="float" office:value="53333.3333333333" calcext:value-type="float">
            <text:p>53333,333333333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6]+1" office:value-type="float" office:value="136" calcext:value-type="float">
            <text:p>13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6]+1" office:value-type="float" office:value="1" calcext:value-type="float">
            <text:p>1</text:p>
          </table:table-cell>
          <table:table-cell table:style-name="ce3" table:formula="of:=[.D135]" office:value-type="string" office:string-value="UpToDown" calcext:value-type="string">
            <text:p>UpToDown</text:p>
          </table:table-cell>
          <table:table-cell table:style-name="ce3" table:formula="of:=[.E136]+1" office:value-type="float" office:value="136" calcext:value-type="float">
            <text:p>136</text:p>
          </table:table-cell>
          <table:table-cell table:style-name="ce3" table:formula="of:=60/[.E137]*1000*120" office:value-type="float" office:value="52941.1764705882" calcext:value-type="float">
            <text:p>52941,176470588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7]+1" office:value-type="float" office:value="137" calcext:value-type="float">
            <text:p>13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7]+1" office:value-type="float" office:value="2" calcext:value-type="float">
            <text:p>2</text:p>
          </table:table-cell>
          <table:table-cell table:style-name="ce3" table:formula="of:=[.D136]" office:value-type="string" office:string-value="DownToUp" calcext:value-type="string">
            <text:p>DownToUp</text:p>
          </table:table-cell>
          <table:table-cell table:style-name="ce3" table:formula="of:=[.E137]+1" office:value-type="float" office:value="137" calcext:value-type="float">
            <text:p>137</text:p>
          </table:table-cell>
          <table:table-cell table:style-name="ce3" table:formula="of:=60/[.E138]*1000*120" office:value-type="float" office:value="52554.7445255474" calcext:value-type="float">
            <text:p>52554,74452554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8]+1" office:value-type="float" office:value="138" calcext:value-type="float">
            <text:p>13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8]+1" office:value-type="float" office:value="3" calcext:value-type="float">
            <text:p>3</text:p>
          </table:table-cell>
          <table:table-cell table:style-name="ce3" table:formula="of:=[.D137]" office:value-type="string" office:string-value="UpToDown" calcext:value-type="string">
            <text:p>UpToDown</text:p>
          </table:table-cell>
          <table:table-cell table:style-name="ce3" table:formula="of:=[.E138]+1" office:value-type="float" office:value="138" calcext:value-type="float">
            <text:p>138</text:p>
          </table:table-cell>
          <table:table-cell table:style-name="ce3" table:formula="of:=60/[.E139]*1000*120" office:value-type="float" office:value="52173.9130434783" calcext:value-type="float">
            <text:p>52173,91304347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9]+1" office:value-type="float" office:value="139" calcext:value-type="float">
            <text:p>13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8]" office:value-type="string" office:string-value="DownToUp" calcext:value-type="string">
            <text:p>DownToUp</text:p>
          </table:table-cell>
          <table:table-cell table:style-name="ce3" table:formula="of:=[.E139]+1" office:value-type="float" office:value="139" calcext:value-type="float">
            <text:p>139</text:p>
          </table:table-cell>
          <table:table-cell table:style-name="ce3" table:formula="of:=60/[.E140]*1000*120" office:value-type="float" office:value="51798.5611510791" calcext:value-type="float">
            <text:p>51798,5611510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0]+1" office:value-type="float" office:value="140" calcext:value-type="float">
            <text:p>14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0]+1" office:value-type="float" office:value="2" calcext:value-type="float">
            <text:p>2</text:p>
          </table:table-cell>
          <table:table-cell table:style-name="ce3" table:formula="of:=[.D139]" office:value-type="string" office:string-value="UpToDown" calcext:value-type="string">
            <text:p>UpToDown</text:p>
          </table:table-cell>
          <table:table-cell table:style-name="ce3" table:formula="of:=[.E140]+1" office:value-type="float" office:value="140" calcext:value-type="float">
            <text:p>140</text:p>
          </table:table-cell>
          <table:table-cell table:style-name="ce3" table:formula="of:=60/[.E141]*1000*120" office:value-type="float" office:value="51428.5714285714" calcext:value-type="float">
            <text:p>51428,57142857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1]+1" office:value-type="float" office:value="141" calcext:value-type="float">
            <text:p>14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1]+1" office:value-type="float" office:value="3" calcext:value-type="float">
            <text:p>3</text:p>
          </table:table-cell>
          <table:table-cell table:style-name="ce3" table:formula="of:=[.D140]" office:value-type="string" office:string-value="DownToUp" calcext:value-type="string">
            <text:p>DownToUp</text:p>
          </table:table-cell>
          <table:table-cell table:style-name="ce3" table:formula="of:=[.E141]+1" office:value-type="float" office:value="141" calcext:value-type="float">
            <text:p>141</text:p>
          </table:table-cell>
          <table:table-cell table:style-name="ce3" table:formula="of:=60/[.E142]*1000*120" office:value-type="float" office:value="51063.829787234" calcext:value-type="float">
            <text:p>51063,82978723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2]+1" office:value-type="float" office:value="142" calcext:value-type="float">
            <text:p>14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2]+1" office:value-type="float" office:value="4" calcext:value-type="float">
            <text:p>4</text:p>
          </table:table-cell>
          <table:table-cell table:style-name="ce3" table:formula="of:=[.D141]" office:value-type="string" office:string-value="UpToDown" calcext:value-type="string">
            <text:p>UpToDown</text:p>
          </table:table-cell>
          <table:table-cell table:style-name="ce3" table:formula="of:=[.E142]+1" office:value-type="float" office:value="142" calcext:value-type="float">
            <text:p>142</text:p>
          </table:table-cell>
          <table:table-cell table:style-name="ce3" table:formula="of:=60/[.E143]*1000*120" office:value-type="float" office:value="50704.2253521127" calcext:value-type="float">
            <text:p>50704,225352112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3]+1" office:value-type="float" office:value="143" calcext:value-type="float">
            <text:p>14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2]" office:value-type="string" office:string-value="DownToUp" calcext:value-type="string">
            <text:p>DownToUp</text:p>
          </table:table-cell>
          <table:table-cell table:style-name="ce3" table:formula="of:=[.E143]+1" office:value-type="float" office:value="143" calcext:value-type="float">
            <text:p>143</text:p>
          </table:table-cell>
          <table:table-cell table:style-name="ce3" table:formula="of:=60/[.E144]*1000*120" office:value-type="float" office:value="50349.6503496504" calcext:value-type="float">
            <text:p>50349,650349650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4]+1" office:value-type="float" office:value="144" calcext:value-type="float">
            <text:p>14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4]+1" office:value-type="float" office:value="2" calcext:value-type="float">
            <text:p>2</text:p>
          </table:table-cell>
          <table:table-cell table:style-name="ce3" table:formula="of:=[.D143]" office:value-type="string" office:string-value="UpToDown" calcext:value-type="string">
            <text:p>UpToDown</text:p>
          </table:table-cell>
          <table:table-cell table:style-name="ce3" table:formula="of:=[.E144]+1" office:value-type="float" office:value="144" calcext:value-type="float">
            <text:p>144</text:p>
          </table:table-cell>
          <table:table-cell table:style-name="ce3" table:formula="of:=60/[.E145]*1000*120" office:value-type="float" office:value="50000" calcext:value-type="float">
            <text:p>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5]+1" office:value-type="float" office:value="145" calcext:value-type="float">
            <text:p>14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5]+1" office:value-type="float" office:value="3" calcext:value-type="float">
            <text:p>3</text:p>
          </table:table-cell>
          <table:table-cell table:style-name="ce3" table:formula="of:=[.D144]" office:value-type="string" office:string-value="DownToUp" calcext:value-type="string">
            <text:p>DownToUp</text:p>
          </table:table-cell>
          <table:table-cell table:style-name="ce3" table:formula="of:=[.E145]+1" office:value-type="float" office:value="145" calcext:value-type="float">
            <text:p>145</text:p>
          </table:table-cell>
          <table:table-cell table:style-name="ce3" table:formula="of:=60/[.E146]*1000*120" office:value-type="float" office:value="49655.1724137931" calcext:value-type="float">
            <text:p>49655,172413793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6]+1" office:value-type="float" office:value="146" calcext:value-type="float">
            <text:p>14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6]+1" office:value-type="float" office:value="4" calcext:value-type="float">
            <text:p>4</text:p>
          </table:table-cell>
          <table:table-cell table:style-name="ce3" table:formula="of:=[.D145]" office:value-type="string" office:string-value="UpToDown" calcext:value-type="string">
            <text:p>UpToDown</text:p>
          </table:table-cell>
          <table:table-cell table:style-name="ce3" table:formula="of:=[.E146]+1" office:value-type="float" office:value="146" calcext:value-type="float">
            <text:p>146</text:p>
          </table:table-cell>
          <table:table-cell table:style-name="ce3" table:formula="of:=60/[.E147]*1000*120" office:value-type="float" office:value="49315.0684931507" calcext:value-type="float">
            <text:p>49315,068493150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7]+1" office:value-type="float" office:value="147" calcext:value-type="float">
            <text:p>14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6]" office:value-type="string" office:string-value="DownToUp" calcext:value-type="string">
            <text:p>DownToUp</text:p>
          </table:table-cell>
          <table:table-cell table:style-name="ce3" table:formula="of:=[.E147]+1" office:value-type="float" office:value="147" calcext:value-type="float">
            <text:p>147</text:p>
          </table:table-cell>
          <table:table-cell table:style-name="ce3" table:formula="of:=60/[.E148]*1000*120" office:value-type="float" office:value="48979.5918367347" calcext:value-type="float">
            <text:p>48979,59183673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8]+1" office:value-type="float" office:value="148" calcext:value-type="float">
            <text:p>14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8]+1" office:value-type="float" office:value="2" calcext:value-type="float">
            <text:p>2</text:p>
          </table:table-cell>
          <table:table-cell table:style-name="ce3" table:formula="of:=[.D147]" office:value-type="string" office:string-value="UpToDown" calcext:value-type="string">
            <text:p>UpToDown</text:p>
          </table:table-cell>
          <table:table-cell table:style-name="ce3" table:formula="of:=[.E148]+1" office:value-type="float" office:value="148" calcext:value-type="float">
            <text:p>148</text:p>
          </table:table-cell>
          <table:table-cell table:style-name="ce3" table:formula="of:=60/[.E149]*1000*120" office:value-type="float" office:value="48648.6486486487" calcext:value-type="float">
            <text:p>48648,64864864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9]+1" office:value-type="float" office:value="149" calcext:value-type="float">
            <text:p>14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9]+1" office:value-type="float" office:value="3" calcext:value-type="float">
            <text:p>3</text:p>
          </table:table-cell>
          <table:table-cell table:style-name="ce3" table:formula="of:=[.D148]" office:value-type="string" office:string-value="DownToUp" calcext:value-type="string">
            <text:p>DownToUp</text:p>
          </table:table-cell>
          <table:table-cell table:style-name="ce3" table:formula="of:=[.E149]+1" office:value-type="float" office:value="149" calcext:value-type="float">
            <text:p>149</text:p>
          </table:table-cell>
          <table:table-cell table:style-name="ce3" table:formula="of:=60/[.E150]*1000*120" office:value-type="float" office:value="48322.1476510067" calcext:value-type="float">
            <text:p>48322,14765100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0]+1" office:value-type="float" office:value="150" calcext:value-type="float">
            <text:p>15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0]+1" office:value-type="float" office:value="4" calcext:value-type="float">
            <text:p>4</text:p>
          </table:table-cell>
          <table:table-cell table:style-name="ce3" table:formula="of:=[.D149]" office:value-type="string" office:string-value="UpToDown" calcext:value-type="string">
            <text:p>UpToDown</text:p>
          </table:table-cell>
          <table:table-cell table:style-name="ce3" table:formula="of:=[.E150]+1" office:value-type="float" office:value="150" calcext:value-type="float">
            <text:p>150</text:p>
          </table:table-cell>
          <table:table-cell table:style-name="ce3" table:formula="of:=60/[.E151]*1000*120" office:value-type="float" office:value="48000" calcext:value-type="float">
            <text:p>48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1]+1" office:value-type="float" office:value="151" calcext:value-type="float">
            <text:p>15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0]" office:value-type="string" office:string-value="DownToUp" calcext:value-type="string">
            <text:p>DownToUp</text:p>
          </table:table-cell>
          <table:table-cell table:style-name="ce3" table:formula="of:=[.E151]+1" office:value-type="float" office:value="151" calcext:value-type="float">
            <text:p>151</text:p>
          </table:table-cell>
          <table:table-cell table:style-name="ce3" table:formula="of:=60/[.E152]*1000*120" office:value-type="float" office:value="47682.119205298" calcext:value-type="float">
            <text:p>47682,1192052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2]+1" office:value-type="float" office:value="152" calcext:value-type="float">
            <text:p>15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2]+1" office:value-type="float" office:value="2" calcext:value-type="float">
            <text:p>2</text:p>
          </table:table-cell>
          <table:table-cell table:style-name="ce3" table:formula="of:=[.D151]" office:value-type="string" office:string-value="UpToDown" calcext:value-type="string">
            <text:p>UpToDown</text:p>
          </table:table-cell>
          <table:table-cell table:style-name="ce3" table:formula="of:=[.E152]+1" office:value-type="float" office:value="152" calcext:value-type="float">
            <text:p>152</text:p>
          </table:table-cell>
          <table:table-cell table:style-name="ce3" table:formula="of:=60/[.E153]*1000*120" office:value-type="float" office:value="47368.4210526316" calcext:value-type="float">
            <text:p>47368,421052631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3]+1" office:value-type="float" office:value="153" calcext:value-type="float">
            <text:p>15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3]+1" office:value-type="float" office:value="3" calcext:value-type="float">
            <text:p>3</text:p>
          </table:table-cell>
          <table:table-cell table:style-name="ce3" table:formula="of:=[.D152]" office:value-type="string" office:string-value="DownToUp" calcext:value-type="string">
            <text:p>DownToUp</text:p>
          </table:table-cell>
          <table:table-cell table:style-name="ce3" table:formula="of:=[.E153]+1" office:value-type="float" office:value="153" calcext:value-type="float">
            <text:p>153</text:p>
          </table:table-cell>
          <table:table-cell table:style-name="ce3" table:formula="of:=60/[.E154]*1000*120" office:value-type="float" office:value="47058.8235294118" calcext:value-type="float">
            <text:p>47058,82352941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4]+1" office:value-type="float" office:value="154" calcext:value-type="float">
            <text:p>15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4]+1" office:value-type="float" office:value="4" calcext:value-type="float">
            <text:p>4</text:p>
          </table:table-cell>
          <table:table-cell table:style-name="ce3" table:formula="of:=[.D153]" office:value-type="string" office:string-value="UpToDown" calcext:value-type="string">
            <text:p>UpToDown</text:p>
          </table:table-cell>
          <table:table-cell table:style-name="ce3" table:formula="of:=[.E154]+1" office:value-type="float" office:value="154" calcext:value-type="float">
            <text:p>154</text:p>
          </table:table-cell>
          <table:table-cell table:style-name="ce3" table:formula="of:=60/[.E155]*1000*120" office:value-type="float" office:value="46753.2467532468" calcext:value-type="float">
            <text:p>46753,24675324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5]+1" office:value-type="float" office:value="155" calcext:value-type="float">
            <text:p>15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4]" office:value-type="string" office:string-value="DownToUp" calcext:value-type="string">
            <text:p>DownToUp</text:p>
          </table:table-cell>
          <table:table-cell table:style-name="ce3" table:formula="of:=[.E155]+1" office:value-type="float" office:value="155" calcext:value-type="float">
            <text:p>155</text:p>
          </table:table-cell>
          <table:table-cell table:style-name="ce3" table:formula="of:=60/[.E156]*1000*120" office:value-type="float" office:value="46451.6129032258" calcext:value-type="float">
            <text:p>46451,61290322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6]+1" office:value-type="float" office:value="156" calcext:value-type="float">
            <text:p>15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6]+1" office:value-type="float" office:value="2" calcext:value-type="float">
            <text:p>2</text:p>
          </table:table-cell>
          <table:table-cell table:style-name="ce3" table:formula="of:=[.D155]" office:value-type="string" office:string-value="UpToDown" calcext:value-type="string">
            <text:p>UpToDown</text:p>
          </table:table-cell>
          <table:table-cell table:style-name="ce3" table:formula="of:=[.E156]+1" office:value-type="float" office:value="156" calcext:value-type="float">
            <text:p>156</text:p>
          </table:table-cell>
          <table:table-cell table:style-name="ce3" table:formula="of:=60/[.E157]*1000*120" office:value-type="float" office:value="46153.8461538462" calcext:value-type="float">
            <text:p>46153,846153846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7]+1" office:value-type="float" office:value="157" calcext:value-type="float">
            <text:p>15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7]+1" office:value-type="float" office:value="3" calcext:value-type="float">
            <text:p>3</text:p>
          </table:table-cell>
          <table:table-cell table:style-name="ce3" table:formula="of:=[.D156]" office:value-type="string" office:string-value="DownToUp" calcext:value-type="string">
            <text:p>DownToUp</text:p>
          </table:table-cell>
          <table:table-cell table:style-name="ce3" table:formula="of:=[.E157]+1" office:value-type="float" office:value="157" calcext:value-type="float">
            <text:p>157</text:p>
          </table:table-cell>
          <table:table-cell table:style-name="ce3" table:formula="of:=60/[.E158]*1000*120" office:value-type="float" office:value="45859.872611465" calcext:value-type="float">
            <text:p>45859,8726114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8]+1" office:value-type="float" office:value="158" calcext:value-type="float">
            <text:p>15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8]+1" office:value-type="float" office:value="4" calcext:value-type="float">
            <text:p>4</text:p>
          </table:table-cell>
          <table:table-cell table:style-name="ce3" table:formula="of:=[.D157]" office:value-type="string" office:string-value="UpToDown" calcext:value-type="string">
            <text:p>UpToDown</text:p>
          </table:table-cell>
          <table:table-cell table:style-name="ce3" table:formula="of:=[.E158]+1" office:value-type="float" office:value="158" calcext:value-type="float">
            <text:p>158</text:p>
          </table:table-cell>
          <table:table-cell table:style-name="ce3" table:formula="of:=60/[.E159]*1000*120" office:value-type="float" office:value="45569.6202531646" calcext:value-type="float">
            <text:p>45569,620253164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9]+1" office:value-type="float" office:value="159" calcext:value-type="float">
            <text:p>15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8]" office:value-type="string" office:string-value="DownToUp" calcext:value-type="string">
            <text:p>DownToUp</text:p>
          </table:table-cell>
          <table:table-cell table:style-name="ce3" table:formula="of:=[.E159]+1" office:value-type="float" office:value="159" calcext:value-type="float">
            <text:p>159</text:p>
          </table:table-cell>
          <table:table-cell table:style-name="ce3" table:formula="of:=60/[.E160]*1000*120" office:value-type="float" office:value="45283.0188679245" calcext:value-type="float">
            <text:p>45283,01886792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0]+1" office:value-type="float" office:value="160" calcext:value-type="float">
            <text:p>16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0]+1" office:value-type="float" office:value="2" calcext:value-type="float">
            <text:p>2</text:p>
          </table:table-cell>
          <table:table-cell table:style-name="ce3" table:formula="of:=[.D159]" office:value-type="string" office:string-value="UpToDown" calcext:value-type="string">
            <text:p>UpToDown</text:p>
          </table:table-cell>
          <table:table-cell table:style-name="ce3" table:formula="of:=[.E160]+1" office:value-type="float" office:value="160" calcext:value-type="float">
            <text:p>160</text:p>
          </table:table-cell>
          <table:table-cell table:style-name="ce3" table:formula="of:=60/[.E161]*1000*120" office:value-type="float" office:value="45000" calcext:value-type="float">
            <text:p>4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1]+1" office:value-type="float" office:value="161" calcext:value-type="float">
            <text:p>16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1]+1" office:value-type="float" office:value="3" calcext:value-type="float">
            <text:p>3</text:p>
          </table:table-cell>
          <table:table-cell table:style-name="ce3" table:formula="of:=[.D160]" office:value-type="string" office:string-value="DownToUp" calcext:value-type="string">
            <text:p>DownToUp</text:p>
          </table:table-cell>
          <table:table-cell table:style-name="ce3" table:formula="of:=[.E161]+1" office:value-type="float" office:value="161" calcext:value-type="float">
            <text:p>161</text:p>
          </table:table-cell>
          <table:table-cell table:style-name="ce3" table:formula="of:=60/[.E162]*1000*120" office:value-type="float" office:value="44720.4968944099" calcext:value-type="float">
            <text:p>44720,496894409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2]+1" office:value-type="float" office:value="162" calcext:value-type="float">
            <text:p>16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2]+1" office:value-type="float" office:value="4" calcext:value-type="float">
            <text:p>4</text:p>
          </table:table-cell>
          <table:table-cell table:style-name="ce3" table:formula="of:=[.D161]" office:value-type="string" office:string-value="UpToDown" calcext:value-type="string">
            <text:p>UpToDown</text:p>
          </table:table-cell>
          <table:table-cell table:style-name="ce3" table:formula="of:=[.E162]+1" office:value-type="float" office:value="162" calcext:value-type="float">
            <text:p>162</text:p>
          </table:table-cell>
          <table:table-cell table:style-name="ce3" table:formula="of:=60/[.E163]*1000*120" office:value-type="float" office:value="44444.4444444444" calcext:value-type="float">
            <text:p>44444,444444444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3]+1" office:value-type="float" office:value="163" calcext:value-type="float">
            <text:p>16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2]" office:value-type="string" office:string-value="DownToUp" calcext:value-type="string">
            <text:p>DownToUp</text:p>
          </table:table-cell>
          <table:table-cell table:style-name="ce3" table:formula="of:=[.E163]+1" office:value-type="float" office:value="163" calcext:value-type="float">
            <text:p>163</text:p>
          </table:table-cell>
          <table:table-cell table:style-name="ce3" table:formula="of:=60/[.E164]*1000*120" office:value-type="float" office:value="44171.7791411043" calcext:value-type="float">
            <text:p>44171,77914110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4]+1" office:value-type="float" office:value="164" calcext:value-type="float">
            <text:p>16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4]+1" office:value-type="float" office:value="2" calcext:value-type="float">
            <text:p>2</text:p>
          </table:table-cell>
          <table:table-cell table:style-name="ce3" table:formula="of:=[.D163]" office:value-type="string" office:string-value="UpToDown" calcext:value-type="string">
            <text:p>UpToDown</text:p>
          </table:table-cell>
          <table:table-cell table:style-name="ce3" table:formula="of:=[.E164]+1" office:value-type="float" office:value="164" calcext:value-type="float">
            <text:p>164</text:p>
          </table:table-cell>
          <table:table-cell table:style-name="ce3" table:formula="of:=60/[.E165]*1000*120" office:value-type="float" office:value="43902.4390243903" calcext:value-type="float">
            <text:p>43902,439024390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5]+1" office:value-type="float" office:value="165" calcext:value-type="float">
            <text:p>16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5]+1" office:value-type="float" office:value="3" calcext:value-type="float">
            <text:p>3</text:p>
          </table:table-cell>
          <table:table-cell table:style-name="ce3" table:formula="of:=[.D164]" office:value-type="string" office:string-value="DownToUp" calcext:value-type="string">
            <text:p>DownToUp</text:p>
          </table:table-cell>
          <table:table-cell table:style-name="ce3" table:formula="of:=[.E165]+1" office:value-type="float" office:value="165" calcext:value-type="float">
            <text:p>165</text:p>
          </table:table-cell>
          <table:table-cell table:style-name="ce3" table:formula="of:=60/[.E166]*1000*120" office:value-type="float" office:value="43636.3636363636" calcext:value-type="float">
            <text:p>43636,36363636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6]+1" office:value-type="float" office:value="166" calcext:value-type="float">
            <text:p>16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6]+1" office:value-type="float" office:value="4" calcext:value-type="float">
            <text:p>4</text:p>
          </table:table-cell>
          <table:table-cell table:style-name="ce3" table:formula="of:=[.D165]" office:value-type="string" office:string-value="UpToDown" calcext:value-type="string">
            <text:p>UpToDown</text:p>
          </table:table-cell>
          <table:table-cell table:style-name="ce3" table:formula="of:=[.E166]+1" office:value-type="float" office:value="166" calcext:value-type="float">
            <text:p>166</text:p>
          </table:table-cell>
          <table:table-cell table:style-name="ce3" table:formula="of:=60/[.E167]*1000*120" office:value-type="float" office:value="43373.4939759036" calcext:value-type="float">
            <text:p>43373,49397590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7]+1" office:value-type="float" office:value="167" calcext:value-type="float">
            <text:p>16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6]" office:value-type="string" office:string-value="DownToUp" calcext:value-type="string">
            <text:p>DownToUp</text:p>
          </table:table-cell>
          <table:table-cell table:style-name="ce3" table:formula="of:=[.E167]+1" office:value-type="float" office:value="167" calcext:value-type="float">
            <text:p>167</text:p>
          </table:table-cell>
          <table:table-cell table:style-name="ce3" table:formula="of:=60/[.E168]*1000*120" office:value-type="float" office:value="43113.7724550898" calcext:value-type="float">
            <text:p>43113,77245508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8]+1" office:value-type="float" office:value="168" calcext:value-type="float">
            <text:p>16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8]+1" office:value-type="float" office:value="2" calcext:value-type="float">
            <text:p>2</text:p>
          </table:table-cell>
          <table:table-cell table:style-name="ce3" table:formula="of:=[.D167]" office:value-type="string" office:string-value="UpToDown" calcext:value-type="string">
            <text:p>UpToDown</text:p>
          </table:table-cell>
          <table:table-cell table:style-name="ce3" table:formula="of:=[.E168]+1" office:value-type="float" office:value="168" calcext:value-type="float">
            <text:p>168</text:p>
          </table:table-cell>
          <table:table-cell table:style-name="ce3" table:formula="of:=60/[.E169]*1000*120" office:value-type="float" office:value="42857.1428571429" calcext:value-type="float">
            <text:p>42857,1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9]+1" office:value-type="float" office:value="169" calcext:value-type="float">
            <text:p>16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9]+1" office:value-type="float" office:value="3" calcext:value-type="float">
            <text:p>3</text:p>
          </table:table-cell>
          <table:table-cell table:style-name="ce3" table:formula="of:=[.D168]" office:value-type="string" office:string-value="DownToUp" calcext:value-type="string">
            <text:p>DownToUp</text:p>
          </table:table-cell>
          <table:table-cell table:style-name="ce3" table:formula="of:=[.E169]+1" office:value-type="float" office:value="169" calcext:value-type="float">
            <text:p>169</text:p>
          </table:table-cell>
          <table:table-cell table:style-name="ce3" table:formula="of:=60/[.E170]*1000*120" office:value-type="float" office:value="42603.550295858" calcext:value-type="float">
            <text:p>42603,5502958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0]+1" office:value-type="float" office:value="170" calcext:value-type="float">
            <text:p>17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0]+1" office:value-type="float" office:value="4" calcext:value-type="float">
            <text:p>4</text:p>
          </table:table-cell>
          <table:table-cell table:style-name="ce3" table:formula="of:=[.D169]" office:value-type="string" office:string-value="UpToDown" calcext:value-type="string">
            <text:p>UpToDown</text:p>
          </table:table-cell>
          <table:table-cell table:style-name="ce3" table:formula="of:=[.E170]+1" office:value-type="float" office:value="170" calcext:value-type="float">
            <text:p>170</text:p>
          </table:table-cell>
          <table:table-cell table:style-name="ce3" table:formula="of:=60/[.E171]*1000*120" office:value-type="float" office:value="42352.9411764706" calcext:value-type="float">
            <text:p>42352,941176470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1]+1" office:value-type="float" office:value="171" calcext:value-type="float">
            <text:p>17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0]" office:value-type="string" office:string-value="DownToUp" calcext:value-type="string">
            <text:p>DownToUp</text:p>
          </table:table-cell>
          <table:table-cell table:style-name="ce3" table:formula="of:=[.E171]+1" office:value-type="float" office:value="171" calcext:value-type="float">
            <text:p>171</text:p>
          </table:table-cell>
          <table:table-cell table:style-name="ce3" table:formula="of:=60/[.E172]*1000*120" office:value-type="float" office:value="42105.2631578947" calcext:value-type="float">
            <text:p>42105,26315789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2]+1" office:value-type="float" office:value="172" calcext:value-type="float">
            <text:p>17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2]+1" office:value-type="float" office:value="2" calcext:value-type="float">
            <text:p>2</text:p>
          </table:table-cell>
          <table:table-cell table:style-name="ce3" table:formula="of:=[.D171]" office:value-type="string" office:string-value="UpToDown" calcext:value-type="string">
            <text:p>UpToDown</text:p>
          </table:table-cell>
          <table:table-cell table:style-name="ce3" table:formula="of:=[.E172]+1" office:value-type="float" office:value="172" calcext:value-type="float">
            <text:p>172</text:p>
          </table:table-cell>
          <table:table-cell table:style-name="ce3" table:formula="of:=60/[.E173]*1000*120" office:value-type="float" office:value="41860.4651162791" calcext:value-type="float">
            <text:p>41860,4651162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3]+1" office:value-type="float" office:value="173" calcext:value-type="float">
            <text:p>17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3]+1" office:value-type="float" office:value="3" calcext:value-type="float">
            <text:p>3</text:p>
          </table:table-cell>
          <table:table-cell table:style-name="ce3" table:formula="of:=[.D172]" office:value-type="string" office:string-value="DownToUp" calcext:value-type="string">
            <text:p>DownToUp</text:p>
          </table:table-cell>
          <table:table-cell table:style-name="ce3" table:formula="of:=[.E173]+1" office:value-type="float" office:value="173" calcext:value-type="float">
            <text:p>173</text:p>
          </table:table-cell>
          <table:table-cell table:style-name="ce3" table:formula="of:=60/[.E174]*1000*120" office:value-type="float" office:value="41618.4971098266" calcext:value-type="float">
            <text:p>41618,497109826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4]+1" office:value-type="float" office:value="174" calcext:value-type="float">
            <text:p>17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4]+1" office:value-type="float" office:value="4" calcext:value-type="float">
            <text:p>4</text:p>
          </table:table-cell>
          <table:table-cell table:style-name="ce3" table:formula="of:=[.D173]" office:value-type="string" office:string-value="UpToDown" calcext:value-type="string">
            <text:p>UpToDown</text:p>
          </table:table-cell>
          <table:table-cell table:style-name="ce3" table:formula="of:=[.E174]+1" office:value-type="float" office:value="174" calcext:value-type="float">
            <text:p>174</text:p>
          </table:table-cell>
          <table:table-cell table:style-name="ce3" table:formula="of:=60/[.E175]*1000*120" office:value-type="float" office:value="41379.3103448276" calcext:value-type="float">
            <text:p>41379,31034482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5]+1" office:value-type="float" office:value="175" calcext:value-type="float">
            <text:p>17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4]" office:value-type="string" office:string-value="DownToUp" calcext:value-type="string">
            <text:p>DownToUp</text:p>
          </table:table-cell>
          <table:table-cell table:style-name="ce3" table:formula="of:=[.E175]+1" office:value-type="float" office:value="175" calcext:value-type="float">
            <text:p>175</text:p>
          </table:table-cell>
          <table:table-cell table:style-name="ce3" table:formula="of:=60/[.E176]*1000*120" office:value-type="float" office:value="41142.8571428571" calcext:value-type="float">
            <text:p>41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6]+1" office:value-type="float" office:value="176" calcext:value-type="float">
            <text:p>17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6]+1" office:value-type="float" office:value="2" calcext:value-type="float">
            <text:p>2</text:p>
          </table:table-cell>
          <table:table-cell table:style-name="ce3" table:formula="of:=[.D175]" office:value-type="string" office:string-value="UpToDown" calcext:value-type="string">
            <text:p>UpToDown</text:p>
          </table:table-cell>
          <table:table-cell table:style-name="ce3" table:formula="of:=[.E176]+1" office:value-type="float" office:value="176" calcext:value-type="float">
            <text:p>176</text:p>
          </table:table-cell>
          <table:table-cell table:style-name="ce3" table:formula="of:=60/[.E177]*1000*120" office:value-type="float" office:value="40909.0909090909" calcext:value-type="float">
            <text:p>40909,0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7]+1" office:value-type="float" office:value="177" calcext:value-type="float">
            <text:p>17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7]+1" office:value-type="float" office:value="3" calcext:value-type="float">
            <text:p>3</text:p>
          </table:table-cell>
          <table:table-cell table:style-name="ce3" table:formula="of:=[.D176]" office:value-type="string" office:string-value="DownToUp" calcext:value-type="string">
            <text:p>DownToUp</text:p>
          </table:table-cell>
          <table:table-cell table:style-name="ce3" table:formula="of:=[.E177]+1" office:value-type="float" office:value="177" calcext:value-type="float">
            <text:p>177</text:p>
          </table:table-cell>
          <table:table-cell table:style-name="ce3" table:formula="of:=60/[.E178]*1000*120" office:value-type="float" office:value="40677.9661016949" calcext:value-type="float">
            <text:p>40677,966101694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8]+1" office:value-type="float" office:value="178" calcext:value-type="float">
            <text:p>17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8]+1" office:value-type="float" office:value="4" calcext:value-type="float">
            <text:p>4</text:p>
          </table:table-cell>
          <table:table-cell table:style-name="ce3" table:formula="of:=[.D177]" office:value-type="string" office:string-value="UpToDown" calcext:value-type="string">
            <text:p>UpToDown</text:p>
          </table:table-cell>
          <table:table-cell table:style-name="ce3" table:formula="of:=[.E178]+1" office:value-type="float" office:value="178" calcext:value-type="float">
            <text:p>178</text:p>
          </table:table-cell>
          <table:table-cell table:style-name="ce3" table:formula="of:=60/[.E179]*1000*120" office:value-type="float" office:value="40449.4382022472" calcext:value-type="float">
            <text:p>40449,438202247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9]+1" office:value-type="float" office:value="179" calcext:value-type="float">
            <text:p>17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D178]" office:value-type="string" office:string-value="DownToUp" calcext:value-type="string">
            <text:p>DownToUp</text:p>
          </table:table-cell>
          <table:table-cell table:style-name="ce3" table:formula="of:=[.E179]+1" office:value-type="float" office:value="179" calcext:value-type="float">
            <text:p>179</text:p>
          </table:table-cell>
          <table:table-cell table:style-name="ce3" table:formula="of:=60/[.E180]*1000*120" office:value-type="float" office:value="40223.4636871508" calcext:value-type="float">
            <text:p>40223,463687150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80]+1" office:value-type="float" office:value="180" calcext:value-type="float">
            <text:p>180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179]" office:value-type="string" office:string-value="UpToDown" calcext:value-type="string">
            <text:p>UpToDown</text:p>
          </table:table-cell>
          <table:table-cell table:style-name="ce3" table:formula="of:=[.E180]+1" office:value-type="float" office:value="180" calcext:value-type="float">
            <text:p>180</text:p>
          </table:table-cell>
          <table:table-cell table:style-name="ce3" table:formula="of:=60/[.E181]*1000*120" office:value-type="float" office:value="40000" calcext:value-type="float">
            <text:p>40000</text:p>
          </table:table-cell>
          <table:table-cell table:style-name="ce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formula="of:=SUM([.F2:.F181])" office:value-type="float" office:value="18804689.002456" calcext:value-type="float">
            <text:p>18804689,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egundos</text:p>
          </table:table-cell>
          <table:table-cell table:formula="of:=[.F184]/1000" office:value-type="float" office:value="18804.689002456" calcext:value-type="float">
            <text:p>18804,689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Minutos</text:p>
          </table:table-cell>
          <table:table-cell table:formula="of:=[.F185]/60" office:value-type="float" office:value="313.411483374267" calcext:value-type="float">
            <text:p>313,411483374267</text:p>
          </table:table-cell>
          <table:table-cell table:formula="of:=[.F186]/10" office:value-type="float" office:value="31.3411483374267" calcext:value-type="float">
            <text:p>31,341148337426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Horas</text:p>
          </table:table-cell>
          <table:table-cell table:formula="of:=[.F186]/60" office:value-type="float" office:value="5.22352472290444" calcext:value-type="float">
            <text:p>5,22352472290444</text:p>
          </table:table-cell>
          <table:table-cell table:number-columns-repeated="1018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3-12-22T18:42:08.527034522</dc:date>
    <meta:editing-duration>PT24M36S</meta:editing-duration>
    <meta:editing-cycles>6</meta:editing-cycles>
    <meta:generator>LibreOffice/7.3.7.2$Linux_X86_64 LibreOffice_project/30$Build-2</meta:generator>
    <meta:document-statistic meta:table-count="1" meta:cell-count="1104" meta:object-count="0"/>
  </office:meta>
</office:document-meta>
</file>